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8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7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86cm" svg:stroke-color="#231f20" draw:stroke-linejoin="miter" svg:stroke-linecap="butt" draw:fill="none" fo:padding-top="0.043cm" fo:padding-bottom="0.043cm" fo:padding-left="0.043cm" fo:padding-right="0.043cm"/>
    </style:style>
    <style:style style:name="gr9" style:family="graphic" style:parent-style-name="standard">
      <style:graphic-properties draw:stroke="none" draw:fill="solid" draw:fill-color="#231f20"/>
    </style:style>
    <style:style style:name="gr10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46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35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26cm" svg:stroke-color="#231f20" draw:stroke-linejoin="miter" svg:stroke-linecap="butt" draw:fill="none" draw:textarea-horizontal-align="center" draw:textarea-vertical-align="middle" fo:padding-top="0.013cm" fo:padding-bottom="0.013cm" fo:padding-left="0.013cm" fo:padding-right="0.013cm"/>
    </style:style>
    <style:style style:name="gr15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9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9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4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6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5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2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8" style:family="paragraph">
      <style:paragraph-properties fo:text-align="start" style:writing-mode="lr-tb"/>
      <style:text-properties style:text-position="33% 58%"/>
    </style:style>
    <style:style style:name="P9" style:family="paragraph">
      <loext:graphic-properties draw:fill="none"/>
      <style:paragraph-properties style:writing-mode="lr-tb"/>
      <style:text-properties style:text-position="33% 58%" fo:font-size="10pt" style:font-size-asian="10pt" style:font-size-complex="10pt"/>
    </style:style>
    <style:style style:name="P10" style:family="paragraph">
      <style:paragraph-properties fo:text-align="start" style:writing-mode="lr-tb"/>
      <style:text-properties style:text-position="0% 100%"/>
    </style:style>
    <style:style style:name="P11" style:family="paragraph">
      <loext:graphic-properties draw:fill="none"/>
      <style:paragraph-properties style:writing-mode="lr-tb"/>
      <style:text-properties style:text-position="0% 100%"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000000" loext:opacity="100%" style:font-name="Helvetica1" fo:font-size="6pt" fo:font-weight="normal" style:font-size-asian="6pt" style:font-weight-asian="normal" style:font-name-complex="Helvetica1" style:font-size-complex="6pt" style:font-weight-complex="normal"/>
    </style:style>
    <style:style style:name="T4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5" style:family="text">
      <style:text-properties fo:color="#231f20" loext:opacity="100%" style:text-position="0% 100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08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383cm" svg:height="0.48cm" svg:x="2.087cm" svg:y="2.435cm">
          <draw:text-box>
            <text:p text:style-name="P1"><text:span text:style-name="T1">E. </text:span></text:p>
          </draw:text-box>
        </draw:frame>
        <draw:frame draw:style-name="gr5" draw:text-style-name="P2" draw:layer="layout" svg:width="14.59cm" svg:height="0.48cm" svg:x="2.722cm" svg:y="2.435cm">
          <draw:text-box>
            <text:p text:style-name="P1"><text:span text:style-name="T1">Analyze the chords specified by this figured bass, using roman numerals and lead-sheet </text:span></text:p>
          </draw:text-box>
        </draw:frame>
        <draw:path draw:style-name="gr6" draw:text-style-name="P3" draw:layer="layout" svg:width="0cm" svg:height="2.587cm" svg:x="7.289cm" svg:y="4.443cm" svg:viewBox="0 0 0 2588" svg:d="M0 730v-730M0 2588v-1882">
          <text:p/>
        </draw:path>
        <draw:path draw:style-name="gr6" draw:text-style-name="P3" draw:layer="layout" svg:width="1.963cm" svg:height="2.588cm" svg:x="10.683cm" svg:y="4.443cm" svg:viewBox="0 0 1964 2589" svg:d="M0 730v-730M0 2589v-1883M1860 730v-730M1964 730v-730M1860 2589v-1883M1964 2589v-1883">
          <text:p/>
        </draw:path>
        <draw:path draw:style-name="gr7" draw:text-style-name="P3" draw:layer="layout" svg:width="9.934cm" svg:height="2.563cm" svg:x="2.731cm" svg:y="4.455cm" svg:viewBox="0 0 9935 2564" svg:d="M0 706h9935M0 530h9935M0 353h9935M0 177h9935M0 0h9935M0 2564h9935M0 2388h9935M0 2212h9935M0 2035h9935M0 1858h9935">
          <text:p/>
        </draw:path>
        <draw:line draw:style-name="gr6" draw:text-style-name="P3" draw:layer="layout" svg:x1="2.731cm" svg:y1="7.031cm" svg:x2="2.731cm" svg:y2="4.443cm">
          <text:p/>
        </draw:line>
        <draw:line draw:style-name="gr8" draw:text-style-name="P3" draw:layer="layout" svg:x1="2.615cm" svg:y1="7.105cm" svg:x2="2.615cm" svg:y2="4.369cm">
          <text:p/>
        </draw:line>
        <draw:path draw:style-name="gr6" draw:text-style-name="P3" draw:layer="layout" svg:width="0cm" svg:height="2.587cm" svg:x="7.289cm" svg:y="9.687cm" svg:viewBox="0 0 0 2588" svg:d="M0 730v-730M0 2588v-1882">
          <text:p/>
        </draw:path>
        <draw:path draw:style-name="gr6" draw:text-style-name="P3" draw:layer="layout" svg:width="1.963cm" svg:height="2.588cm" svg:x="10.683cm" svg:y="9.687cm" svg:viewBox="0 0 1964 2589" svg:d="M0 730v-730M0 2589v-1883M1860 730v-730M1964 730v-730M1860 2589v-1883M1964 2589v-1883">
          <text:p/>
        </draw:path>
        <draw:path draw:style-name="gr7" draw:text-style-name="P3" draw:layer="layout" svg:width="9.934cm" svg:height="2.563cm" svg:x="2.731cm" svg:y="9.699cm" svg:viewBox="0 0 9935 2564" svg:d="M0 706h9935M0 530h9935M0 353h9935M0 177h9935M0 0h9935M0 2564h9935M0 2388h9935M0 2212h9935M0 2035h9935M0 1859h9935">
          <text:p/>
        </draw:path>
        <draw:line draw:style-name="gr6" draw:text-style-name="P3" draw:layer="layout" svg:x1="2.731cm" svg:y1="12.275cm" svg:x2="2.731cm" svg:y2="9.687cm">
          <text:p/>
        </draw:line>
        <draw:line draw:style-name="gr8" draw:text-style-name="P3" draw:layer="layout" svg:x1="2.615cm" svg:y1="12.349cm" svg:x2="2.615cm" svg:y2="9.613cm">
          <text:p/>
        </draw:line>
        <draw:path draw:style-name="gr9" draw:text-style-name="P4" draw:layer="layout" svg:width="0.468cm" svg:height="1.316cm" svg:x="2.842cm" svg:y="4.133cm" svg:viewBox="0 0 469 1317" svg:d="M407 808c-24-45-81-72-132-68l62 259c87-35 108-122 70-191zM325 317c53-114-1-196-10-237-65 41-98 83-125 155-29 82-18 141 6 226l7 23c46-47 90-100 122-167zM55 813c-4 110 86 217 225 200 13-1 25-3 36-7l-1-4-62-257c-18 5-36 15-49 31-42 49-33 123 28 164l-4 15c-69-33-125-123-81-207 22-42 52-67 87-78l-26-94c-76 69-150 131-153 237zM465 791c19 106-29 194-123 228l4 19c23 102 50 236-77 272-95 27-185-30-182-109 1-55 36-94 89-93 57 1 93 29 88 96-6 75-85 64-85 76 0 10 32 20 51 17 144-25 131-100 90-271-21 5-43 9-67 10-47 2-253-40-253-256 0-121 93-190 185-280l-3-13c-31-113-61-175-32-297 12-52 67-139 145-190 71 131 125 205 66 374-27 80-81 136-136 186l30 105c92-16 197 54 210 126z">
          <text:p/>
        </draw:path>
        <draw:path draw:style-name="gr9" draw:text-style-name="P4" draw:layer="layout" svg:width="0.527cm" svg:height="0.612cm" svg:x="2.801cm" svg:y="6.308cm" svg:viewBox="0 0 528 613" svg:d="M486 311c-25 0-44-23-42-47 2-21 20-37 42-37 21 0 38 19 38 41 1 22-16 43-38 43zM486 136c-24 0-44-20-43-45 1-22 20-39 43-39s42 18 42 41c0 24-19 43-42 43zM118 123c16-5 52-6 65 29 18 49-8 86-34 97-44 17-108-20-108-70-1-56 21-111 80-153 33-25 139-46 206 7 146 117 84 338-71 465-69 56-146 109-256 115v-22c36-6 57-13 90-28 112-51 179-147 224-253 52-124-6-318-150-280-60 15-91 89-75 106 1 2 10-8 29-13z">
          <text:p/>
        </draw:path>
        <draw:path draw:style-name="gr9" draw:text-style-name="P4" draw:layer="layout" svg:width="0.167cm" svg:height="0.541cm" svg:x="3.43cm" svg:y="4.184cm" svg:viewBox="0 0 168 542" svg:d="M114 202l-61 28v114l61-28zM114 511v-132l-61 29v134h-22v-121l-31 12v-65l31-12v-116l-31 12v-62l31-14v-141h22v131l61-28v-138h22v128l32-14v62l-32 14v116l32-14v62l-32 14v143z">
          <text:p/>
        </draw:path>
        <draw:path draw:style-name="gr9" draw:text-style-name="P4" draw:layer="layout" svg:width="0.168cm" svg:height="0.541cm" svg:x="3.636cm" svg:y="4.449cm" svg:viewBox="0 0 169 542" svg:d="M114 203l-60 28v114l60-28zM114 511v-132l-60 30v133h-23v-121l-31 12v-64l31-12v-116l-31 12v-62l31-14v-143h23v133l60-29v-138h23v128l32-14v63l-32 14v116l32-14v62l-32 14v142z">
          <text:p/>
        </draw:path>
        <draw:path draw:style-name="gr9" draw:text-style-name="P4" draw:layer="layout" svg:width="0.167cm" svg:height="0.541cm" svg:x="3.43cm" svg:y="6.218cm" svg:viewBox="0 0 168 542" svg:d="M114 203l-61 28v114l61-28zM114 511v-132l-61 30v133h-22v-121l-31 12v-64l31-12v-116l-31 12v-62l31-14v-142h22v132l61-28v-139h22v129l32-14v62l-32 14v116l32-14v62l-32 14v142z">
          <text:p/>
        </draw:path>
        <draw:path draw:style-name="gr9" draw:text-style-name="P4" draw:layer="layout" svg:width="0.168cm" svg:height="0.541cm" svg:x="3.636cm" svg:y="6.482cm" svg:viewBox="0 0 169 542" svg:d="M114 203l-60 27v115l60-27zM114 511v-131l-60 29v133h-23v-121l-31 13v-64l31-13v-116l-31 12v-62l31-14v-142h23v131l60-27v-139h23v128l32-14v63l-32 14v116l32-14v63l-32 14v141z">
          <text:p/>
        </draw:path>
        <draw:path draw:style-name="gr9" draw:text-style-name="P4" draw:layer="layout" svg:width="0.277cm" svg:height="0.332cm" svg:x="4.08cm" svg:y="4.476cm" svg:viewBox="0 0 278 333" svg:d="M262 225c8 0 16 6 16 15s-8 11-10 11h-44v28c0 6 3 9 6 14 14 21 47 5 47 29 0 13-10 11-13 11h-170c-7 0-14-5-14-13 0-24 30-6 47-28 1-3 4-6 4-9v-32h-113c-3 0-18-4-18-15 0-9 5-14 11-20 2-3 14-19 16-24 11-14 23-43 31-67 11-30 23-71 25-96 0-9 4-22 8-25 10-7 20 0 51 0 36 0 53-13 55 8 0 10-7 24-19 40-13 20-30 41-51 68-17 23-41 50-57 71-5 6-19 21-19 26 0 10 16 8 20 8h60v-48c0-2 2-12 4-18 5-12 14-19 25-27 14-11 22-18 36-34 9-9 19-28 28-19 0 1 0 4 0 4v142z">
          <text:p/>
        </draw:path>
        <draw:path draw:style-name="gr9" draw:text-style-name="P4" draw:layer="layout" svg:width="0.277cm" svg:height="0.332cm" svg:x="4.08cm" svg:y="4.828cm" svg:viewBox="0 0 278 333" svg:d="M262 224c8 0 16 6 16 15s-8 11-10 11h-44v28c0 6 3 9 6 14 14 21 47 5 47 30 0 13-10 11-13 11h-170c-7 0-14-5-14-13 0-25 30-7 47-30 1-2 4-5 4-8v-32h-113c-3 0-18-4-18-16 0-8 5-14 11-20 2-2 14-19 16-23 11-14 23-43 31-67 11-30 23-71 25-96 0-9 4-22 8-24 10-7 20 0 51 0 36 0 53-13 55 6 0 11-7 25-19 41-13 20-30 41-51 67-17 24-41 51-57 71-5 7-19 22-19 26 0 11 16 9 20 9h60v-48c0-2 2-12 4-18 5-12 14-20 25-27 14-11 22-19 36-34 9-10 19-28 28-19 0 1 0 4 0 4v142z">
          <text:p/>
        </draw:path>
        <draw:path draw:style-name="gr9" draw:text-style-name="P4" draw:layer="layout" svg:width="0.277cm" svg:height="0.333cm" svg:x="4.08cm" svg:y="6.333cm" svg:viewBox="0 0 278 334" svg:d="M262 226c8 0 16 6 16 14 0 10-8 11-10 11h-44v28c0 6 3 10 6 15 14 21 47 4 47 28 0 13-10 12-13 12h-170c-7 0-14-6-14-13 0-25 30-6 47-29 1-3 4-5 4-9v-32h-113c-3 0-18-4-18-15 0-9 5-14 11-20 2-3 14-19 16-23 11-14 23-44 31-69 11-29 23-71 25-96 0-8 4-21 8-24 10-7 20 0 51 0 36 0 53-13 55 7 0 10-7 24-19 41-13 20-30 40-51 67-17 24-41 51-57 72-5 7-19 22-19 26 0 10 16 9 20 9h60v-49c0-2 2-11 4-17 5-12 14-21 25-29 14-10 22-18 36-34 9-9 19-27 28-19 0 1 0 5 0 5v143z">
          <text:p/>
        </draw:path>
        <draw:path draw:style-name="gr9" draw:text-style-name="P4" draw:layer="layout" svg:width="0.277cm" svg:height="0.332cm" svg:x="4.08cm" svg:y="6.686cm" svg:viewBox="0 0 278 333" svg:d="M262 225c8 0 16 6 16 15s-8 11-10 11h-44v28c0 6 3 9 6 15 14 20 47 4 47 28 0 13-10 11-13 11h-170c-7 0-14-5-14-13 0-24 30-6 47-28 1-3 4-5 4-9v-32h-113c-3 0-18-4-18-15 0-9 5-14 11-20 2-3 14-19 16-24 11-13 23-43 31-67 11-30 23-72 25-97 0-9 4-22 8-24 10-7 20 0 51 0 36 0 53-13 55 7 0 10-7 24-19 40-13 20-30 41-51 68-17 24-41 51-57 72-5 7-19 21-19 26 0 10 16 8 20 8h60v-48c0-2 2-11 4-17 5-12 14-20 25-28 14-10 22-19 36-35 9-9 19-27 28-19 0 1 0 5 0 5v142z">
          <text:p/>
        </draw:path>
        <draw:g>
          <draw:line draw:style-name="gr10" draw:text-style-name="P5" draw:layer="layout" svg:x1="4.698cm" svg:y1="6.848cm" svg:x2="4.698cm" svg:y2="6.256cm">
            <text:p/>
          </draw:line>
          <draw:path draw:style-name="gr9" draw:text-style-name="P4" draw:layer="layout" svg:width="0.256cm" svg:height="0.215cm" svg:x="4.689cm" svg:y="6.117cm" svg:viewBox="0 0 257 216" svg:d="M106 74c-39 22-94 57-71 93 22 31 79-3 120-27 52-31 89-63 72-91-24-39-99 13-121 25zM12 176c-68-123 180-238 234-137 66 118-174 244-234 137z">
            <text:p/>
          </draw:path>
        </draw:g>
        <draw:g>
          <draw:line draw:style-name="gr10" draw:text-style-name="P5" draw:layer="layout" svg:x1="5.76cm" svg:y1="7.289cm" svg:x2="5.76cm" svg:y2="6.697cm">
            <text:p/>
          </draw:line>
          <draw:path draw:style-name="gr9" draw:text-style-name="P4" draw:layer="layout" svg:width="0.224cm" svg:height="0.182cm" svg:x="5.746cm" svg:y="6.574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6.519cm" svg:y1="7.201cm" svg:x2="6.519cm" svg:y2="6.609cm">
            <text:p/>
          </draw:line>
          <draw:path draw:style-name="gr9" draw:text-style-name="P4" draw:layer="layout" svg:width="0.224cm" svg:height="0.182cm" svg:x="6.504cm" svg:y="6.485cm" svg:viewBox="0 0 225 183" svg:d="M209 26c32 34 14 92-39 130-53 35-123 37-154 2-32-34-13-93 39-130 55-36 123-37 154-2z">
            <text:p/>
          </draw:path>
        </draw:g>
        <draw:g>
          <draw:line draw:style-name="gr10" draw:text-style-name="P5" draw:layer="layout" svg:x1="7.636cm" svg:y1="7.113cm" svg:x2="7.636cm" svg:y2="6.522cm">
            <text:p/>
          </draw:line>
          <draw:path draw:style-name="gr9" draw:text-style-name="P4" draw:layer="layout" svg:width="0.224cm" svg:height="0.182cm" svg:x="7.623cm" svg:y="6.397cm" svg:viewBox="0 0 225 183" svg:d="M209 26c32 35 13 93-40 129s-123 38-154 3-13-92 40-130c54-36 123-37 154-2z">
            <text:p/>
          </draw:path>
        </draw:g>
        <draw:g>
          <draw:line draw:style-name="gr10" draw:text-style-name="P5" draw:layer="layout" svg:x1="8.396cm" svg:y1="7.025cm" svg:x2="8.396cm" svg:y2="6.433cm">
            <text:p/>
          </draw:line>
          <draw:path draw:style-name="gr9" draw:text-style-name="P4" draw:layer="layout" svg:width="0.224cm" svg:height="0.182cm" svg:x="8.381cm" svg:y="6.309cm" svg:viewBox="0 0 225 183" svg:d="M209 25c32 35 14 94-41 130-52 36-122 37-153 3-31-35-13-94 40-130 54-36 122-37 154-3z">
            <text:p/>
          </draw:path>
        </draw:g>
        <draw:g>
          <draw:line draw:style-name="gr10" draw:text-style-name="P5" draw:layer="layout" svg:x1="9.154cm" svg:y1="7.201cm" svg:x2="9.154cm" svg:y2="6.61cm">
            <text:p/>
          </draw:line>
          <draw:path draw:style-name="gr9" draw:text-style-name="P4" draw:layer="layout" svg:width="0.224cm" svg:height="0.182cm" svg:x="9.14cm" svg:y="6.485cm" svg:viewBox="0 0 225 183" svg:d="M209 26c32 34 13 92-40 130-53 35-123 37-154 2-31-34-13-93 40-130 53-36 122-37 154-2z">
            <text:p/>
          </draw:path>
        </draw:g>
        <draw:g>
          <draw:line draw:style-name="gr10" draw:text-style-name="P5" draw:layer="layout" svg:x1="9.913cm" svg:y1="7.113cm" svg:x2="9.913cm" svg:y2="6.522cm">
            <text:p/>
          </draw:line>
          <draw:path draw:style-name="gr9" draw:text-style-name="P4" draw:layer="layout" svg:width="0.224cm" svg:height="0.182cm" svg:x="9.898cm" svg:y="6.397cm" svg:viewBox="0 0 225 183" svg:d="M209 26c32 35 14 93-40 129-52 36-122 38-154 3-31-35-13-92 41-130 54-36 122-37 153-2z">
            <text:p/>
          </draw:path>
        </draw:g>
        <draw:path draw:style-name="gr9" draw:text-style-name="P4" draw:layer="layout" svg:width="0.32cm" svg:height="0.209cm" svg:x="11.023cm" svg:y="6.736cm" svg:viewBox="0 0 321 210" svg:d="M179 190c62-8 47-55 43-88-4-44-27-81-80-80-33 0-60 11-49 80 7 46 29 95 86 88zM174 210c-106 2-176-45-174-108 2-69 71-101 148-102 77 0 162 30 172 102 9 57-62 107-146 108z">
          <text:p/>
        </draw:path>
        <draw:path draw:style-name="gr9" draw:text-style-name="P4" draw:layer="layout" svg:width="0.195cm" svg:height="0.249cm" svg:x="2.615cm" svg:y="4.165cm" svg:viewBox="0 0 196 250" svg:d="M0 205c71-15 123-70 129-80 28-38 47-73 51-125h16c0 60-37 131-48 148-25 39-80 86-148 102z">
          <text:p/>
        </draw:path>
        <draw:path draw:style-name="gr9" draw:text-style-name="P4" draw:layer="layout" svg:width="0.195cm" svg:height="0.247cm" svg:x="2.615cm" svg:y="7.061cm" svg:viewBox="0 0 196 248" svg:d="M196 248h-16c-4-52-23-88-51-126-7-9-57-64-129-78v-44c67 15 122 62 148 100 11 16 48 87 48 148z">
          <text:p/>
        </draw:path>
        <draw:path draw:style-name="gr9" draw:text-style-name="P4" draw:layer="layout" svg:width="0.468cm" svg:height="1.316cm" svg:x="2.842cm" svg:y="9.377cm" svg:viewBox="0 0 469 1317" svg:d="M407 809c-24-46-81-73-132-69l62 260c87-36 108-123 70-191zM325 317c53-114-1-196-10-237-65 41-98 83-125 155-29 82-18 141 6 226l7 22c46-46 90-99 122-166zM55 813c-4 110 86 217 225 200 13-1 25-3 36-7l-1-4-62-257c-18 5-36 15-49 31-42 49-33 123 28 164l-4 15c-69-33-125-123-81-207 22-42 52-67 87-78l-26-94c-76 69-150 131-153 237zM465 791c19 107-29 194-123 228l4 19c23 102 50 236-77 272-95 28-185-30-182-109 1-55 36-94 89-93 57 1 93 29 88 96-6 75-85 64-85 76 0 10 32 20 51 17 144-25 131-99 90-271-21 6-43 9-67 10-47 2-253-40-253-256 0-121 93-190 185-280l-3-13c-31-112-61-175-32-297 12-52 67-139 145-190 71 131 125 205 66 375-27 79-81 135-136 185l30 105c92-16 197 54 210 126z">
          <text:p/>
        </draw:path>
        <draw:path draw:style-name="gr9" draw:text-style-name="P4" draw:layer="layout" svg:width="0.527cm" svg:height="0.612cm" svg:x="2.801cm" svg:y="11.552cm" svg:viewBox="0 0 528 613" svg:d="M486 310c-25 0-44-22-42-47 2-21 20-37 42-37 21 0 38 19 38 41 1 22-16 43-38 43zM486 135c-24 0-44-20-43-44 1-22 20-39 43-39s42 18 42 41-19 42-42 42zM118 122c16-5 52-6 65 29 18 49-8 86-34 97-44 17-108-20-108-70-1-56 21-110 80-152 33-25 139-46 206 7 146 116 84 339-71 466-69 55-146 108-256 114v-22c36-6 57-13 90-28 112-51 179-147 224-254 52-124-6-317-150-279-60 15-91 88-75 105 1 2 10-8 29-13z">
          <text:p/>
        </draw:path>
        <draw:path draw:style-name="gr9" draw:text-style-name="P4" draw:layer="layout" svg:width="0.167cm" svg:height="0.541cm" svg:x="3.43cm" svg:y="9.428cm" svg:viewBox="0 0 168 542" svg:d="M114 203l-61 28v114l61-28zM114 511v-131l-61 29v133h-22v-121l-31 12v-64l31-12v-116l-31 12v-62l31-14v-142h22v132l61-28v-139h22v129l32-14v62l-32 14v116l32-14v62l-32 14v142z">
          <text:p/>
        </draw:path>
        <draw:path draw:style-name="gr9" draw:text-style-name="P4" draw:layer="layout" svg:width="0.168cm" svg:height="0.541cm" svg:x="3.636cm" svg:y="9.693cm" svg:viewBox="0 0 169 542" svg:d="M114 202l-60 28v115l60-28zM114 511v-132l-60 30v133h-23v-121l-31 12v-64l31-12v-117l-31 12v-62l31-14v-142h23v132l60-28v-138h23v128l32-14v62l-32 14v116l32-14v63l-32 14v142z">
          <text:p/>
        </draw:path>
        <draw:path draw:style-name="gr9" draw:text-style-name="P4" draw:layer="layout" svg:width="0.167cm" svg:height="0.541cm" svg:x="3.43cm" svg:y="11.462cm" svg:viewBox="0 0 168 542" svg:d="M114 203l-61 28v114l61-28zM114 511v-132l-61 30v133h-22v-121l-31 12v-64l31-12v-116l-31 12v-62l31-14v-143h22v132l61-28v-138h22v128l32-14v63l-32 14v116l32-14v62l-32 14v142z">
          <text:p/>
        </draw:path>
        <draw:path draw:style-name="gr9" draw:text-style-name="P4" draw:layer="layout" svg:width="0.168cm" svg:height="0.541cm" svg:x="3.636cm" svg:y="11.726cm" svg:viewBox="0 0 169 542" svg:d="M114 203l-60 27v114l60-27zM114 511v-132l-60 29v134h-23v-122l-31 13v-64l31-13v-115l-31 12v-62l31-14v-142h23v131l60-27v-139h23v128l32-14v63l-32 14v115l32-13v62l-32 14v142z">
          <text:p/>
        </draw:path>
        <draw:path draw:style-name="gr9" draw:text-style-name="P4" draw:layer="layout" svg:width="0.277cm" svg:height="0.332cm" svg:x="4.08cm" svg:y="9.72cm" svg:viewBox="0 0 278 333" svg:d="M262 225c8 0 16 6 16 15s-8 11-10 11h-44v28c0 6 3 9 6 14 14 21 47 5 47 29 0 13-10 11-13 11h-170c-7 0-14-5-14-13 0-24 30-6 47-28 1-3 4-5 4-9v-32h-113c-3 0-18-4-18-15 0-9 5-14 11-20 2-3 14-19 16-24 11-13 23-43 31-67 11-29 23-72 25-97 0-9 4-22 8-24 10-7 20 0 51 0 36 0 53-13 55 7 0 10-7 24-19 40-13 20-30 42-51 69-17 23-41 50-57 71-5 7-19 21-19 26 0 10 16 8 20 8h60v-48c0-2 2-11 4-17 5-13 14-20 25-28 14-11 22-18 36-34 9-9 19-29 28-19 0 1 0 4 0 4v142z">
          <text:p/>
        </draw:path>
        <draw:path draw:style-name="gr9" draw:text-style-name="P4" draw:layer="layout" svg:width="0.277cm" svg:height="0.332cm" svg:x="4.08cm" svg:y="10.072cm" svg:viewBox="0 0 278 333" svg:d="M262 225c8 0 16 6 16 15s-8 11-10 11h-44v28c0 6 3 9 6 14 14 21 47 5 47 29 0 13-10 11-13 11h-170c-7 0-14-5-14-13 0-24 30-6 47-28 1-3 4-6 4-9v-32h-113c-3 0-18-4-18-16 0-8 5-14 11-20 2-2 14-19 16-23 11-14 23-43 31-67 11-30 23-71 25-97 0-9 4-22 8-24 10-7 20 0 51 0 36 0 53-13 55 6 0 11-7 25-19 41-13 21-30 42-51 69-17 23-41 50-57 70-5 7-19 22-19 26 0 11 16 9 20 9h60v-48c0-2 2-12 4-18 5-12 14-20 25-27 14-11 22-19 36-34 9-10 19-28 28-19 0 1 0 4 0 4v142z">
          <text:p/>
        </draw:path>
        <draw:path draw:style-name="gr9" draw:text-style-name="P4" draw:layer="layout" svg:width="0.277cm" svg:height="0.333cm" svg:x="4.08cm" svg:y="11.577cm" svg:viewBox="0 0 278 334" svg:d="M262 226c8 0 16 6 16 14 0 10-8 12-10 12h-44v27c0 6 3 10 6 15 14 21 47 4 47 28 0 13-10 12-13 12h-170c-7 0-14-6-14-13 0-25 30-6 47-29 1-3 4-5 4-9v-31h-113c-3 0-18-5-18-16 0-9 5-14 11-20 2-3 14-20 16-24 11-14 23-44 31-68 11-29 23-71 25-96 0-8 4-21 8-24 10-7 20 0 51 0 36 0 53-13 55 7 0 10-7 24-19 41-13 20-30 40-51 67-17 23-41 50-57 71-5 7-19 23-19 27 0 10 16 9 20 9h60v-50c0-2 2-11 4-17 5-12 14-20 25-28 14-10 22-18 36-33 9-10 19-28 28-20 0 1 0 5 0 5v143z">
          <text:p/>
        </draw:path>
        <draw:path draw:style-name="gr9" draw:text-style-name="P4" draw:layer="layout" svg:width="0.277cm" svg:height="0.332cm" svg:x="4.08cm" svg:y="11.93cm" svg:viewBox="0 0 278 333" svg:d="M262 225c8 0 16 6 16 15 0 10-8 11-10 11h-44v28c0 6 3 9 6 15 14 20 47 4 47 28 0 13-10 11-13 11h-170c-7 0-14-5-14-13 0-24 30-6 47-28 1-3 4-5 4-9v-32h-113c-3 0-18-4-18-15 0-9 5-14 11-20 2-3 14-19 16-24 11-14 23-44 31-68 11-29 23-71 25-96 0-9 4-21 8-24 10-7 20 0 51 0 36 0 53-13 55 7 0 10-7 24-19 40-13 20-30 41-51 68-17 23-41 50-57 72-5 7-19 21-19 26 0 10 16 8 20 8h60v-49c0-2 2-11 4-17 5-12 14-20 25-28 14-10 22-18 36-34 9-9 19-27 28-19 0 1 0 5 0 5v142z">
          <text:p/>
        </draw:path>
        <draw:path draw:style-name="gr9" draw:text-style-name="P4" draw:layer="layout" svg:width="0.195cm" svg:height="0.249cm" svg:x="2.615cm" svg:y="9.409cm" svg:viewBox="0 0 196 250" svg:d="M0 205c71-15 123-70 129-80 28-38 47-73 51-125h16c0 61-37 131-48 149-25 38-80 85-148 101z">
          <text:p/>
        </draw:path>
        <draw:path draw:style-name="gr9" draw:text-style-name="P4" draw:layer="layout" svg:width="0.195cm" svg:height="0.247cm" svg:x="2.615cm" svg:y="12.305cm" svg:viewBox="0 0 196 248" svg:d="M196 248h-16c-4-51-23-88-51-126-7-9-57-63-129-78v-44c67 15 122 62 148 100 11 16 48 88 48 148z">
          <text:p/>
        </draw:path>
        <draw:path draw:style-name="gr9" draw:text-style-name="P4" draw:layer="layout" svg:width="0.126cm" svg:height="0.194cm" svg:x="2.117cm" svg:y="4.579cm" svg:viewBox="0 0 127 195" svg:d="M121 60h-7c-5-23-23-49-53-49-14 0-29 9-29 27 0 42 95 47 95 105 0 24-19 52-60 52-22 0-35-9-44-9-6 0-9 5-9 9h-6l-8-61h6c6 14 20 51 58 51 23 0 35-17 35-32 0-16-5-26-47-50-26-15-44-27-44-55 0-33 26-48 51-48 17 0 33 9 40 9 8 0 9-6 10-9h6z">
          <text:p/>
        </draw:path>
        <draw:path draw:style-name="gr9" draw:text-style-name="P4" draw:layer="layout" svg:width="0.195cm" svg:height="0.191cm" svg:x="2.086cm" svg:y="4.861cm" svg:viewBox="0 0 196 192" svg:d="M122 118l-33-77-32 77zM196 192h-73v-6c11 0 20 0 20-10 0-6-4-15-5-19l-12-27h-74l-13 33c-1 3-2 7-2 10 0 13 13 13 19 13v6h-56v-6c5 0 9-1 15-6 6-8 15-29 20-41l59-139h5l72 161c9 21 13 24 25 25z">
          <text:p/>
        </draw:path>
        <draw:path draw:style-name="gr9" draw:text-style-name="P4" draw:layer="layout" svg:width="0.162cm" svg:height="0.187cm" svg:x="2.094cm" svg:y="6.581cm" svg:viewBox="0 0 163 188" svg:d="M56 166c0 10 5 11 21 11 20 0 54-2 54-40 0-23-14-32-29-37-10-3-19-4-46-4zM56 85h26c8 0 43-1 43-35s-29-39-50-39c-6 0-10 0-13 0-6 0-6 4-6 8zM0 0h79c25 0 75 4 75 49 0 31-25 37-38 40v1c25 5 47 19 47 48 0 11-5 50-68 50h-95v-5c23-1 27-6 27-26v-125c0-22-4-25-27-27z">
          <text:p/>
        </draw:path>
        <draw:path draw:style-name="gr9" draw:text-style-name="P4" draw:layer="layout" svg:width="0.122cm" svg:height="0.197cm" svg:x="5.81cm" svg:y="7.575cm" svg:viewBox="0 0 123 198" svg:d="M32 94c-3 3-6 10-6 27 0 48 19 69 40 69 18 0 31-15 31-48 0-29-9-57-39-57-9 0-19 3-26 9zM118 5c-52 7-80 46-85 80 16-9 22-13 37-13 30 0 53 22 53 59 0 21-10 67-61 67-33 0-62-27-62-87 0-57 48-109 117-111z">
          <text:p/>
        </draw:path>
        <draw:path draw:style-name="gr9" draw:text-style-name="P4" draw:layer="layout" svg:width="0.123cm" svg:height="0.197cm" svg:x="6.568cm" svg:y="7.575cm" svg:viewBox="0 0 124 198" svg:d="M32 94c-3 3-6 10-6 27 0 48 19 69 41 69 18 0 31-15 31-48 0-29-8-57-39-57-10 0-20 3-27 9zM118 5c-51 7-79 46-84 80 15-9 21-13 37-13 31 0 53 22 53 59 0 21-10 67-62 67-33 0-62-27-62-87 0-57 48-109 117-111z">
          <text:p/>
        </draw:path>
        <draw:path draw:style-name="gr9" draw:text-style-name="P4" draw:layer="layout" svg:width="0.079cm" svg:height="0.254cm" svg:x="7.714cm" svg:y="7.544cm" svg:viewBox="0 0 80 255" svg:d="M55 95l-30 12v54l30-13zM55 240v-63l-30 14v64h-10v-58l-15 5v-30l15-5v-55l-15 6v-29l15-7v-66h10v61l30-13v-64h10v60l15-7v29l-15 7v54l15-6v29l-15 6v68z">
          <text:p/>
        </draw:path>
        <draw:path draw:style-name="gr9" draw:text-style-name="P4" draw:layer="layout" svg:width="0.079cm" svg:height="0.254cm" svg:x="9.989cm" svg:y="7.764cm" svg:viewBox="0 0 80 255" svg:d="M55 95l-29 13v54l29-13zM55 240v-62l-29 14v63h-11v-58l-15 6v-30l15-6v-54l-15 6v-30l15-6v-67h11v62l29-13v-65h11v60l14-6v29l-14 6v55l14-7v29l-14 7v67z">
          <text:p/>
        </draw:path>
        <draw:path draw:style-name="gr9" draw:text-style-name="P4" draw:layer="layout" svg:width="0.121cm" svg:height="0.189cm" svg:x="9.958cm" svg:y="7.581cm" svg:viewBox="0 0 122 190" svg:d="M122 5l-60 185h-18l56-169h-61c-20 0-25 8-34 24l-5-2 12-30 5-13h105z">
          <text:p/>
        </draw:path>
        <draw:path draw:style-name="gr9" draw:text-style-name="P4" draw:layer="layout" svg:width="0.126cm" svg:height="0.194cm" svg:x="2.117cm" svg:y="9.823cm" svg:viewBox="0 0 127 195" svg:d="M121 60h-7c-5-23-23-49-53-49-14 0-29 9-29 27 0 42 95 47 95 105 0 24-19 52-60 52-22 0-35-9-44-9-6 0-9 5-9 9h-6l-8-61h6c6 14 20 51 58 51 23 0 35-16 35-32s-5-26-47-50c-26-15-44-27-44-55 0-32 26-48 51-48 17 0 33 9 40 9 8 0 9-6 10-9h6z">
          <text:p/>
        </draw:path>
        <draw:path draw:style-name="gr9" draw:text-style-name="P4" draw:layer="layout" svg:width="0.195cm" svg:height="0.19cm" svg:x="2.086cm" svg:y="10.106cm" svg:viewBox="0 0 196 191" svg:d="M122 118l-33-78-32 78zM196 191h-73v-6c11 0 20 0 20-10 0-5-4-14-5-18l-12-27h-74l-13 33c-1 3-2 7-2 10 0 12 13 12 19 12v6h-56v-6c5 0 9-1 15-6 6-7 15-28 20-40l59-139h5l72 161c9 20 13 23 25 24z">
          <text:p/>
        </draw:path>
        <draw:path draw:style-name="gr9" draw:text-style-name="P4" draw:layer="layout" svg:width="0.162cm" svg:height="0.187cm" svg:x="2.103cm" svg:y="11.684cm" svg:viewBox="0 0 163 188" svg:d="M123 188h-83v-6c26-1 26-7 26-28v-142h-15c-31 0-38 5-45 36h-6l1-48h160l2 48h-7c-6-31-14-36-45-36h-15v145c0 19 4 25 27 25z">
          <text:p/>
        </draw:path>
        <draw:path draw:style-name="gr9" draw:text-style-name="P4" draw:layer="layout" svg:width="0.162cm" svg:height="0.187cm" svg:x="2.094cm" svg:y="11.966cm" svg:viewBox="0 0 163 188" svg:d="M56 166c0 10 5 12 21 12 20 0 54-3 54-41 0-23-14-32-29-37-10-3-19-4-46-4zM56 85h26c8 0 43-1 43-34 0-35-29-40-50-40-6 0-10 0-13 0-6 0-6 4-6 8zM0 0h79c25 0 75 4 75 49 0 31-25 37-38 41 25 5 47 19 47 48 0 11-5 50-68 50h-95v-5c23-1 27-6 27-26v-125c0-22-4-25-27-26z">
          <text:p/>
        </draw:path>
        <draw:path draw:style-name="gr9" draw:text-style-name="P4" draw:layer="layout" svg:width="0.122cm" svg:height="0.197cm" svg:x="5.81cm" svg:y="12.819cm" svg:viewBox="0 0 123 198" svg:d="M32 95c-3 3-6 10-6 27 0 47 19 68 40 68 18 0 31-15 31-46 0-30-9-58-39-58-9 0-19 3-26 9zM118 5c-52 8-80 47-85 81 16-9 22-13 37-13 30 0 53 22 53 60 0 20-10 65-61 65-33 0-62-27-62-86 0-57 48-110 117-112z">
          <text:p/>
        </draw:path>
        <draw:path draw:style-name="gr9" draw:text-style-name="P4" draw:layer="layout" svg:width="0.123cm" svg:height="0.197cm" svg:x="6.568cm" svg:y="12.819cm" svg:viewBox="0 0 124 198" svg:d="M32 95c-3 3-6 10-6 27 0 47 19 68 41 68 18 0 31-15 31-46 0-30-8-58-39-58-10 0-20 3-27 9zM118 5c-51 8-79 47-84 81 15-9 21-13 37-13 31 0 53 22 53 60 0 20-10 65-62 65-33 0-62-27-62-86 0-57 48-110 117-112z">
          <text:p/>
        </draw:path>
        <draw:path draw:style-name="gr9" draw:text-style-name="P4" draw:layer="layout" svg:width="0.079cm" svg:height="0.254cm" svg:x="7.714cm" svg:y="12.788cm" svg:viewBox="0 0 80 255" svg:d="M55 96l-30 13v53l30-13zM55 240v-62l-30 14v63h-10v-57l-15 6v-31l15-5v-55l-15 6v-29l15-7v-67h10v63l30-13v-66h10v61l15-7v29l-15 7v54l15-6v29l-15 6v67z">
          <text:p/>
        </draw:path>
        <draw:path draw:style-name="gr9" draw:text-style-name="P4" draw:layer="layout" svg:width="0.079cm" svg:height="0.254cm" svg:x="9.989cm" svg:y="13.008cm" svg:viewBox="0 0 80 255" svg:d="M55 96l-29 13v54l29-13zM55 241v-62l-29 14v62h-11v-57l-15 6v-30l15-6v-54l-15 6v-30l15-6v-68h11v63l29-14v-65h11v60l14-6v30l-14 6v55l14-7v29l-14 7v67z">
          <text:p/>
        </draw:path>
        <draw:path draw:style-name="gr9" draw:text-style-name="P4" draw:layer="layout" svg:width="0.121cm" svg:height="0.189cm" svg:x="9.958cm" svg:y="12.825cm" svg:viewBox="0 0 122 190" svg:d="M122 5l-60 185h-18l56-169h-61c-20 0-25 8-34 23l-5-2 12-29 5-13h105z">
          <text:p/>
        </draw:path>
        <draw:path draw:style-name="gr9" draw:text-style-name="P4" draw:layer="layout" svg:width="0.109cm" svg:height="0.25cm" svg:x="2.741cm" svg:y="3.764cm" svg:viewBox="0 0 110 251" svg:d="M0 43h7c49 0 62-24 63-43h40v251h-49v-173h-61z">
          <text:p/>
        </draw:path>
        <draw:path draw:style-name="gr9" draw:text-style-name="P4" draw:layer="layout" svg:width="0.171cm" svg:height="0.251cm" svg:x="2.726cm" svg:y="9.008cm" svg:viewBox="0 0 172 252" svg:d="M3 89c0-82 60-89 82-89 49 0 87 28 87 79 0 44-28 66-52 83-35 23-52 34-57 46h109v44h-172c2-30 4-60 58-100 46-33 64-46 64-75 0-16-10-35-35-35-35 0-36 28-36 47z">
          <text:p/>
        </draw:path>
        <draw:frame draw:style-name="gr11" draw:text-style-name="P2" draw:layer="layout" svg:width="14.467cm" svg:height="0.48cm" svg:x="2.722cm" svg:y="2.858cm">
          <draw:text-box>
            <text:p text:style-name="P1"><text:span text:style-name="T1">symbols. Then, make two harmonizations: one for SAB chorus and one for SATB chorus.</text:span></text:p>
          </draw:text-box>
        </draw:frame>
        <draw:frame draw:style-name="gr12" draw:text-style-name="P2" draw:layer="layout" svg:width="0.37cm" svg:height="0.48cm" svg:x="2.087cm" svg:y="14.367cm">
          <draw:text-box>
            <text:p text:style-name="P1"><text:span text:style-name="T1">F. </text:span></text:p>
          </draw:text-box>
        </draw:frame>
        <draw:frame draw:style-name="gr13" draw:text-style-name="P2" draw:layer="layout" svg:width="14.357cm" svg:height="0.48cm" svg:x="2.722cm" svg:y="14.367cm">
          <draw:text-box>
            <text:p text:style-name="P1"><text:span text:style-name="T1">Analyze <text:s/>the <text:s/>chords <text:s/>implied <text:s/>by <text:s/>the <text:s/>following <text:s/>soprano <text:s/>and <text:s/>bass <text:s/>lines. <text:s/>Then, <text:s/>fill <text:s/>in </text:span></text:p>
          </draw:text-box>
        </draw:frame>
        <draw:path draw:style-name="gr6" draw:text-style-name="P3" draw:layer="layout" svg:width="0cm" svg:height="6.302cm" svg:x="5.696cm" svg:y="16.006cm" svg:viewBox="0 0 0 6303" svg:d="M0 730v-730M0 2588v-730M0 4445v-730M0 6303v-731">
          <text:p/>
        </draw:path>
        <draw:path draw:style-name="gr6" draw:text-style-name="P3" draw:layer="layout" svg:width="0cm" svg:height="6.302cm" svg:x="8.076cm" svg:y="16.006cm" svg:viewBox="0 0 0 6303" svg:d="M0 730v-730M0 2588v-730M0 4445v-730M0 6303v-731">
          <text:p/>
        </draw:path>
        <draw:path draw:style-name="gr6" draw:text-style-name="P3" draw:layer="layout" svg:width="0cm" svg:height="6.302cm" svg:x="9.681cm" svg:y="16.006cm" svg:viewBox="0 0 0 6303" svg:d="M0 730v-730M0 2588v-730M0 4445v-730M0 6303v-731">
          <text:p/>
        </draw:path>
        <draw:line draw:style-name="gr10" draw:text-style-name="P5" draw:layer="layout" svg:x1="11.363cm" svg:y1="16.729cm" svg:x2="11.363cm" svg:y2="16.138cm">
          <text:p/>
        </draw:line>
        <draw:path draw:style-name="gr6" draw:text-style-name="P3" draw:layer="layout" svg:width="0cm" svg:height="6.302cm" svg:x="11.819cm" svg:y="16.006cm" svg:viewBox="0 0 0 6303" svg:d="M0 730v-730M0 2588v-730M0 4445v-730M0 6303v-731">
          <text:p/>
        </draw:path>
        <draw:path draw:style-name="gr6" draw:text-style-name="P3" draw:layer="layout" svg:width="0cm" svg:height="6.302cm" svg:x="13.956cm" svg:y="16.006cm" svg:viewBox="0 0 0 6303" svg:d="M0 730v-730M0 2588v-730M0 4445v-730M0 6303v-731">
          <text:p/>
        </draw:path>
        <draw:path draw:style-name="gr6" draw:text-style-name="P3" draw:layer="layout" svg:width="0cm" svg:height="6.302cm" svg:x="16.094cm" svg:y="16.006cm" svg:viewBox="0 0 0 6303" svg:d="M0 730v-730M0 2588v-730M0 4445v-730M0 6303v-731">
          <text:p/>
        </draw:path>
        <draw:line draw:style-name="gr14" draw:text-style-name="P5" draw:layer="layout" svg:x1="2.731cm" svg:y1="16.724cm" svg:x2="17.323cm" svg:y2="16.724cm">
          <text:p/>
        </draw:line>
        <draw:line draw:style-name="gr14" draw:text-style-name="P5" draw:layer="layout" svg:x1="2.731cm" svg:y1="16.548cm" svg:x2="17.323cm" svg:y2="16.548cm">
          <text:p/>
        </draw:line>
        <draw:line draw:style-name="gr14" draw:text-style-name="P5" draw:layer="layout" svg:x1="2.731cm" svg:y1="16.371cm" svg:x2="17.323cm" svg:y2="16.371cm">
          <text:p/>
        </draw:line>
        <draw:line draw:style-name="gr14" draw:text-style-name="P5" draw:layer="layout" svg:x1="2.731cm" svg:y1="16.195cm" svg:x2="17.323cm" svg:y2="16.195cm">
          <text:p/>
        </draw:line>
        <draw:line draw:style-name="gr14" draw:text-style-name="P5" draw:layer="layout" svg:x1="2.731cm" svg:y1="16.018cm" svg:x2="17.323cm" svg:y2="16.018cm">
          <text:p/>
        </draw:line>
        <draw:line draw:style-name="gr14" draw:text-style-name="P5" draw:layer="layout" svg:x1="2.731cm" svg:y1="18.581cm" svg:x2="17.323cm" svg:y2="18.581cm">
          <text:p/>
        </draw:line>
        <draw:line draw:style-name="gr14" draw:text-style-name="P5" draw:layer="layout" svg:x1="2.731cm" svg:y1="18.405cm" svg:x2="17.323cm" svg:y2="18.405cm">
          <text:p/>
        </draw:line>
        <draw:line draw:style-name="gr14" draw:text-style-name="P5" draw:layer="layout" svg:x1="2.731cm" svg:y1="18.229cm" svg:x2="17.323cm" svg:y2="18.229cm">
          <text:p/>
        </draw:line>
        <draw:line draw:style-name="gr14" draw:text-style-name="P5" draw:layer="layout" svg:x1="2.731cm" svg:y1="18.052cm" svg:x2="17.323cm" svg:y2="18.052cm">
          <text:p/>
        </draw:line>
        <draw:line draw:style-name="gr14" draw:text-style-name="P5" draw:layer="layout" svg:x1="2.731cm" svg:y1="17.876cm" svg:x2="17.323cm" svg:y2="17.876cm">
          <text:p/>
        </draw:line>
        <draw:line draw:style-name="gr14" draw:text-style-name="P5" draw:layer="layout" svg:x1="2.731cm" svg:y1="20.439cm" svg:x2="17.323cm" svg:y2="20.439cm">
          <text:p/>
        </draw:line>
        <draw:line draw:style-name="gr14" draw:text-style-name="P5" draw:layer="layout" svg:x1="2.731cm" svg:y1="20.262cm" svg:x2="17.323cm" svg:y2="20.262cm">
          <text:p/>
        </draw:line>
        <draw:line draw:style-name="gr14" draw:text-style-name="P5" draw:layer="layout" svg:x1="2.731cm" svg:y1="20.086cm" svg:x2="17.323cm" svg:y2="20.086cm">
          <text:p/>
        </draw:line>
        <draw:line draw:style-name="gr14" draw:text-style-name="P5" draw:layer="layout" svg:x1="2.731cm" svg:y1="19.91cm" svg:x2="17.323cm" svg:y2="19.91cm">
          <text:p/>
        </draw:line>
        <draw:line draw:style-name="gr14" draw:text-style-name="P5" draw:layer="layout" svg:x1="2.731cm" svg:y1="19.733cm" svg:x2="17.323cm" svg:y2="19.733cm">
          <text:p/>
        </draw:line>
        <draw:line draw:style-name="gr14" draw:text-style-name="P5" draw:layer="layout" svg:x1="2.731cm" svg:y1="22.297cm" svg:x2="17.323cm" svg:y2="22.297cm">
          <text:p/>
        </draw:line>
        <draw:line draw:style-name="gr14" draw:text-style-name="P5" draw:layer="layout" svg:x1="2.731cm" svg:y1="22.121cm" svg:x2="17.323cm" svg:y2="22.121cm">
          <text:p/>
        </draw:line>
        <draw:line draw:style-name="gr14" draw:text-style-name="P5" draw:layer="layout" svg:x1="2.731cm" svg:y1="21.943cm" svg:x2="17.323cm" svg:y2="21.943cm">
          <text:p/>
        </draw:line>
        <draw:line draw:style-name="gr14" draw:text-style-name="P5" draw:layer="layout" svg:x1="2.731cm" svg:y1="21.767cm" svg:x2="17.323cm" svg:y2="21.767cm">
          <text:p/>
        </draw:line>
        <draw:line draw:style-name="gr14" draw:text-style-name="P5" draw:layer="layout" svg:x1="2.731cm" svg:y1="21.591cm" svg:x2="17.323cm" svg:y2="21.591cm">
          <text:p/>
        </draw:line>
        <draw:line draw:style-name="gr6" draw:text-style-name="P3" draw:layer="layout" svg:x1="2.731cm" svg:y1="22.309cm" svg:x2="2.731cm" svg:y2="16.006cm">
          <text:p/>
        </draw:line>
        <draw:line draw:style-name="gr8" draw:text-style-name="P3" draw:layer="layout" svg:x1="2.615cm" svg:y1="22.383cm" svg:x2="2.615cm" svg:y2="15.932cm">
          <text:p/>
        </draw:line>
        <draw:path draw:style-name="gr9" draw:text-style-name="P4" draw:layer="layout" svg:width="0.178cm" svg:height="0.204cm" svg:x="2.993cm" svg:y="20.73cm" svg:viewBox="0 0 179 205" svg:d="M148 65c4-4 7-13 7-22-1-13-9-21-19-27-6-2-14-5-23-5s-16 1-22 4c-5 3-12 11-14 21-1 12 10 25 14 29 5 5 7 7 11 11 5 4 8 8 12 11 6-1 11-4 17-7 7-5 12-8 17-15zM36 126c-5 6-10 15-10 25 0 9 1 15 5 22 4 6 8 10 13 13 10 4 18 7 27 7 12 0 26-5 33-17 6-7 9-12 9-21 0-10-7-19-15-29-4-5-8-9-14-13-3-3-7-6-11-9-1 0-11 4-18 7-10 5-17 12-19 15zM47 75c-5-7-8-14-8-23 0-8 2-12 5-19 5-9 11-18 22-23 6-3 13-7 22-8 12-2 23-2 36-1 10 1 19 4 29 10 8 4 13 8 18 15s8 13 8 21c0 7-1 11-4 18-4 8-11 15-20 21-6 2-10 5-17 6-6 1-14 2-15 2 4 3 8 7 11 11 4 5 7 9 10 15 4 8 7 14 7 24 1 8-3 24-8 32-8 11-16 15-20 18-9 5-28 11-47 11-8 0-29-1-43-9-5-2-17-9-23-19-6-9-10-17-10-29 0-6 1-10 3-15 4-11 8-15 27-28 2-1 12-6 19-7 5-1 13-3 14-3-2-3-5-5-8-8-3-4-6-8-8-12z">
          <text:p/>
        </draw:path>
        <draw:path draw:style-name="gr9" draw:text-style-name="P4" draw:layer="layout" svg:width="0.468cm" svg:height="1.316cm" svg:x="2.842cm" svg:y="15.696cm" svg:viewBox="0 0 469 1317" svg:d="M407 809c-24-46-81-74-132-70l62 261c87-36 108-123 70-191zM325 317c53-114-1-196-10-237-65 41-98 83-125 155-29 82-18 141 6 226l7 22c46-46 90-99 122-166zM55 813c-4 111 86 217 225 200 13-1 25-3 36-6l-1-5-62-257c-18 5-36 15-49 31-42 49-33 123 28 164l-4 15c-69-33-125-123-81-207 22-43 52-67 87-79l-26-94c-76 69-150 131-153 238zM465 791c19 107-29 194-123 228l4 19c23 103 50 236-77 272-95 28-185-30-182-109 1-55 36-94 89-93 57 1 93 29 88 96-6 75-85 64-85 76 0 10 32 20 51 17 144-25 131-99 90-271-21 6-43 9-67 10-47 2-253-40-253-256 0-122 93-191 185-281l-3-13c-31-111-61-174-32-296 12-52 67-139 145-190 71 131 125 205 66 375-27 79-81 134-136 185l30 104c92-16 197 54 210 127z">
          <text:p/>
        </draw:path>
        <draw:path draw:style-name="gr9" draw:text-style-name="P4" draw:layer="layout" svg:width="0.468cm" svg:height="1.315cm" svg:x="2.842cm" svg:y="17.554cm" svg:viewBox="0 0 469 1316" svg:d="M407 808c-24-46-81-73-132-68l62 259c87-35 108-123 70-191zM325 317c53-113-1-196-10-238-65 42-98 83-125 157-29 81-18 141 6 225l7 22c46-46 90-99 122-166zM55 812c-4 111 86 217 225 201 13-2 25-4 36-7l-1-4-62-258c-18 5-36 16-49 31-42 49-33 124 28 164l-4 15c-69-33-125-123-81-207 22-42 52-66 87-77l-26-95c-76 70-150 131-153 237zM465 791c19 106-29 193-123 228l4 18c23 103 50 236-77 272-95 28-185-29-182-109 1-55 36-94 89-93 57 2 93 29 88 97-6 74-85 64-85 75 0 10 32 21 51 17 144-25 131-99 90-270-21 5-43 8-67 9-47 2-253-39-253-256 0-121 93-190 185-280l-3-13c-31-111-61-173-32-296 12-53 67-139 145-190 71 130 125 205 66 375-27 79-81 135-136 185l30 104c92-16 197 54 210 127z">
          <text:p/>
        </draw:path>
        <draw:path draw:style-name="gr9" draw:text-style-name="P4" draw:layer="layout" svg:width="0.468cm" svg:height="1.316cm" svg:x="2.842cm" svg:y="19.411cm" svg:viewBox="0 0 469 1317" svg:d="M407 807c-24-45-81-72-132-68l62 260c87-36 108-123 70-192zM325 316c53-113-1-195-10-236-65 41-98 83-125 155-29 81-18 141 6 226l7 21c46-45 90-98 122-166zM55 812c-4 110 86 218 225 201 13-2 25-3 36-7l-1-4-62-259c-18 6-36 16-49 31-42 50-33 124 28 165l-4 14c-69-32-125-122-81-206 22-43 52-67 87-78l-26-94c-76 69-150 130-153 237zM465 790c19 106-29 195-123 229l4 18c23 103 50 236-77 273-95 27-185-30-182-109 1-56 36-94 89-94 57 2 93 30 88 97-6 75-85 64-85 75s32 21 51 18c144-25 131-100 90-271-21 5-43 9-67 10-47 1-253-40-253-257 0-121 93-190 185-280l-3-13c-31-112-61-174-32-296 12-53 67-139 145-190 71 131 125 205 66 374-27 80-81 135-136 185l30 105c92-17 197 53 210 126z">
          <text:p/>
        </draw:path>
        <draw:path draw:style-name="gr9" draw:text-style-name="P4" draw:layer="layout" svg:width="0.527cm" svg:height="0.611cm" svg:x="2.801cm" svg:y="21.586cm" svg:viewBox="0 0 528 612" svg:d="M486 311c-25 0-44-23-42-47 2-21 20-37 42-37 21 0 38 19 38 41 1 22-16 43-38 43zM486 136c-24 0-44-21-43-45 1-22 20-40 43-40s42 18 42 42-19 43-42 43zM118 122c16-4 52-5 65 30 18 49-8 86-34 97-44 17-108-20-108-70-1-57 21-111 80-154 33-24 139-45 206 7 146 118 84 339-71 466-69 56-146 108-256 114v-21c36-6 57-13 90-28 112-51 179-147 224-253 52-125-6-318-150-280-60 15-91 89-75 106 1 2 10-8 29-14z">
          <text:p/>
        </draw:path>
        <draw:path draw:style-name="gr9" draw:text-style-name="P4" draw:layer="layout" svg:width="0.167cm" svg:height="0.541cm" svg:x="3.43cm" svg:y="15.747cm" svg:viewBox="0 0 168 542" svg:d="M114 202l-61 29v114l61-28zM114 511v-131l-61 29v133h-22v-121l-31 12v-64l31-12v-116l-31 12v-63l31-14v-141h22v131l61-28v-138h22v128l32-14v62l-32 14v117l32-14v62l-32 14v142z">
          <text:p/>
        </draw:path>
        <draw:path draw:style-name="gr9" draw:text-style-name="P4" draw:layer="layout" svg:width="0.167cm" svg:height="0.542cm" svg:x="3.43cm" svg:y="17.604cm" svg:viewBox="0 0 168 543" svg:d="M114 203l-61 27v114l61-27zM114 510v-131l-61 29v135h-22v-122l-31 12v-64l31-12v-116l-31 12v-62l31-14v-142h22v131l61-27v-139h22v128l32-13v62l-32 14v115l32-13v62l-32 14v141z">
          <text:p/>
        </draw:path>
        <draw:path draw:style-name="gr9" draw:text-style-name="P4" draw:layer="layout" svg:width="0.167cm" svg:height="0.541cm" svg:x="3.43cm" svg:y="19.462cm" svg:viewBox="0 0 168 542" svg:d="M114 202l-61 28v115l61-28zM114 511v-132l-61 30v133h-22v-121l-31 12v-64l31-12v-117l-31 12v-62l31-14v-142h22v132l61-28v-138h22v128l32-14v62l-32 14v117l32-14v62l-32 14v142z">
          <text:p/>
        </draw:path>
        <draw:path draw:style-name="gr9" draw:text-style-name="P4" draw:layer="layout" svg:width="0.167cm" svg:height="0.541cm" svg:x="3.43cm" svg:y="21.496cm" svg:viewBox="0 0 168 542" svg:d="M114 202l-61 28v114l61-28zM114 511v-133l-61 30v134h-22v-121l-31 12v-65l31-12v-116l-31 12v-62l31-14v-142h22v132l61-28v-138h22v128l32-14v62l-32 14v116l32-14v62l-32 14v143z">
          <text:p/>
        </draw:path>
        <draw:path draw:style-name="gr9" draw:text-style-name="P4" draw:layer="layout" svg:width="0.301cm" svg:height="0.554cm" svg:x="3.874cm" svg:y="16.088cm" svg:viewBox="0 0 302 555" svg:d="M81 325c0 28 5 87 49 110v-313c-39 29-49 84-49 144zM174 189c0-31 23-47 47-47h6c7 0 15 3 13-6-5-26-54-36-84-28v335c5 1 4 1 9 1 109 6 133-133 120-159h15c12 79-33 177-136 176h-8v94h-26v-98c-82-15-132-87-130-176 1-88 49-171 130-187v-94h26v91h4c60 0 104 23 115 63 11 39-3 70-13 74 0 0-3 1-3 3-28 23-85 7-85-42z">
          <text:p/>
        </draw:path>
        <draw:path draw:style-name="gr9" draw:text-style-name="P4" draw:layer="layout" svg:width="0.301cm" svg:height="0.554cm" svg:x="3.874cm" svg:y="17.945cm" svg:viewBox="0 0 302 555" svg:d="M81 325c0 28 5 88 49 110v-312c-39 29-49 85-49 144zM174 190c0-31 23-46 47-46h6c7-1 15 2 13-7-5-26-54-36-84-28v335c5 1 4 1 9 1 109 6 133-134 120-159h15c12 78-33 176-136 175h-8v94h-26v-97c-82-15-132-88-130-177 1-87 49-169 130-186v-95h26v92h4c60 0 104 23 115 63 11 39-3 70-13 74 0 0-3 1-3 3-28 23-85 8-85-42z">
          <text:p/>
        </draw:path>
        <draw:path draw:style-name="gr9" draw:text-style-name="P4" draw:layer="layout" svg:width="0.301cm" svg:height="0.554cm" svg:x="3.874cm" svg:y="19.803cm" svg:viewBox="0 0 302 555" svg:d="M81 324c0 27 5 87 49 110v-313c-39 30-49 85-49 144zM174 189c0-31 23-47 47-47h6c7-1 15 3 13-7-5-26-54-35-84-27v335c5 1 4 1 9 1 109 6 133-134 120-160h15c12 79-33 177-136 176h-8v95h-26v-98c-82-15-132-88-130-177 1-88 49-170 130-186v-94h26v90h4c60 0 104 24 115 63s-3 70-13 75c0 0-3 1-3 2-28 24-85 8-85-41z">
          <text:p/>
        </draw:path>
        <draw:path draw:style-name="gr9" draw:text-style-name="P4" draw:layer="layout" svg:width="0.301cm" svg:height="0.554cm" svg:x="3.874cm" svg:y="21.66cm" svg:viewBox="0 0 302 555" svg:d="M81 325c0 28 5 87 49 110v-313c-39 29-49 85-49 144zM174 189c0-31 23-46 47-46h6c7-1 15 2 13-7-5-26-54-36-84-28v336c5 0 4 0 9 0 109 6 133-133 120-159h15c12 79-33 177-136 176h-8v94h-26v-98c-82-14-132-87-130-176 1-88 49-170 130-187v-94h26v91h4c60 0 104 23 115 63 11 39-3 71-13 75 0 0-3 1-3 3-28 23-85 8-85-43z">
          <text:p/>
        </draw:path>
        <draw:g>
          <draw:line draw:style-name="gr10" draw:text-style-name="P5" draw:layer="layout" svg:x1="4.516cm" svg:y1="16.553cm" svg:x2="4.516cm" svg:y2="15.962cm">
            <text:p/>
          </draw:line>
          <draw:path draw:style-name="gr9" draw:text-style-name="P4" draw:layer="layout" svg:width="0.257cm" svg:height="0.216cm" svg:x="4.508cm" svg:y="15.823cm" svg:viewBox="0 0 258 217" svg:d="M106 74c-40 21-94 57-70 92 20 32 77-2 118-27 52-30 90-63 72-90-23-38-99 13-120 25zM12 176c-69-123 179-238 235-138 65 119-176 245-235 138z">
            <text:p/>
          </draw:path>
        </draw:g>
        <draw:path draw:style-name="gr9" draw:text-style-name="P4" draw:layer="layout" svg:width="0.089cm" svg:height="0.088cm" svg:x="4.849cm" svg:y="15.886cm" svg:viewBox="0 0 90 89" svg:d="M46 89c-25 0-46-20-46-45 0-24 19-44 45-44 24 0 45 20 45 44 0 25-19 45-44 45z">
          <text:p/>
        </draw:path>
        <draw:g>
          <draw:line draw:style-name="gr10" draw:text-style-name="P5" draw:layer="layout" svg:x1="4.516cm" svg:y1="22.126cm" svg:x2="4.516cm" svg:y2="21.534cm">
            <text:p/>
          </draw:line>
          <draw:path draw:style-name="gr9" draw:text-style-name="P4" draw:layer="layout" svg:width="0.257cm" svg:height="0.216cm" svg:x="4.508cm" svg:y="21.395cm" svg:viewBox="0 0 258 217" svg:d="M106 74c-40 21-94 57-70 92 20 31 77-2 118-26 52-31 90-64 72-91-23-38-99 13-120 25zM12 176c-69-123 179-238 235-138 65 119-176 245-235 138z">
            <text:p/>
          </draw:path>
        </draw:g>
        <draw:path draw:style-name="gr9" draw:text-style-name="P4" draw:layer="layout" svg:width="0.089cm" svg:height="0.089cm" svg:x="4.849cm" svg:y="21.458cm" svg:viewBox="0 0 90 90" svg:d="M46 90c-25 0-46-20-46-46 0-24 19-44 45-44 24 0 45 20 45 44 0 26-19 46-44 46z">
          <text:p/>
        </draw:path>
        <draw:g>
          <draw:line draw:style-name="gr10" draw:text-style-name="P5" draw:layer="layout" svg:x1="5.24cm" svg:y1="16.818cm" svg:x2="5.24cm" svg:y2="16.227cm">
            <text:p/>
          </draw:line>
          <draw:path draw:style-name="gr9" draw:text-style-name="P4" draw:layer="layout" svg:width="0.223cm" svg:height="0.182cm" svg:x="5.226cm" svg:y="16.103cm" svg:viewBox="0 0 224 183" svg:d="M208 25c33 35 14 94-39 130s-122 37-153 3c-32-35-14-94 39-130 54-36 122-37 153-3z">
            <text:p/>
          </draw:path>
        </draw:g>
        <draw:g>
          <draw:line draw:style-name="gr10" draw:text-style-name="P5" draw:layer="layout" svg:x1="5.24cm" svg:y1="22.126cm" svg:x2="5.24cm" svg:y2="21.534cm">
            <text:p/>
          </draw:line>
          <draw:path draw:style-name="gr9" draw:text-style-name="P4" draw:layer="layout" svg:width="0.223cm" svg:height="0.182cm" svg:x="5.226cm" svg:y="21.411cm" svg:viewBox="0 0 224 183" svg:d="M208 26c33 35 14 93-39 130-53 35-122 37-153 2-32-34-14-92 39-130 54-36 122-37 153-2z">
            <text:p/>
          </draw:path>
        </draw:g>
        <draw:g>
          <draw:line draw:style-name="gr10" draw:text-style-name="P5" draw:layer="layout" svg:x1="6.044cm" svg:y1="16.994cm" svg:x2="6.044cm" svg:y2="16.403cm">
            <text:p/>
          </draw:line>
          <draw:path draw:style-name="gr9" draw:text-style-name="P4" draw:layer="layout" svg:width="0.224cm" svg:height="0.182cm" svg:x="6.03cm" svg:y="16.279cm" svg:viewBox="0 0 225 183" svg:d="M209 26c32 34 14 93-40 130-53 35-123 37-154 2-31-34-13-93 40-130 54-36 123-37 154-2z">
            <text:p/>
          </draw:path>
        </draw:g>
        <draw:path draw:style-name="gr9" draw:text-style-name="P4" draw:layer="layout" svg:width="0.088cm" svg:height="0.088cm" svg:x="6.361cm" svg:y="16.239cm" svg:viewBox="0 0 89 89" svg:d="M46 89c-24 0-46-21-46-45s20-44 44-44c25 0 45 20 45 44s-19 45-43 45z">
          <text:p/>
        </draw:path>
        <draw:g>
          <draw:line draw:style-name="gr10" draw:text-style-name="P5" draw:layer="layout" svg:x1="6.044cm" svg:y1="22.126cm" svg:x2="6.044cm" svg:y2="21.534cm">
            <text:p/>
          </draw:line>
          <draw:path draw:style-name="gr9" draw:text-style-name="P4" draw:layer="layout" svg:width="0.224cm" svg:height="0.182cm" svg:x="6.03cm" svg:y="21.411cm" svg:viewBox="0 0 225 183" svg:d="M209 26c32 35 14 93-40 130-53 35-123 37-154 2-31-34-13-92 40-130 54-36 123-37 154-2z">
            <text:p/>
          </draw:path>
        </draw:g>
        <draw:path draw:style-name="gr9" draw:text-style-name="P4" draw:layer="layout" svg:width="0.088cm" svg:height="0.089cm" svg:x="6.361cm" svg:y="21.458cm" svg:viewBox="0 0 89 90" svg:d="M46 90c-24 0-46-20-46-46 0-24 20-44 44-44 25 0 45 20 45 44 0 26-19 46-43 46z">
          <text:p/>
        </draw:path>
        <draw:g>
          <draw:line draw:style-name="gr10" draw:text-style-name="P5" draw:layer="layout" svg:x1="6.56cm" svg:y1="16.796cm" svg:x2="6.56cm" svg:y2="16.227cm">
            <text:p/>
          </draw:line>
          <draw:path draw:style-name="gr9" draw:text-style-name="P4" draw:layer="layout" svg:width="0.224cm" svg:height="0.182cm" svg:x="6.545cm" svg:y="16.103cm" svg:viewBox="0 0 225 183" svg:d="M209 25c32 35 14 94-40 130-53 36-122 37-154 3-31-35-13-94 41-130 53-36 122-37 153-3z">
            <text:p/>
          </draw:path>
          <draw:path draw:style-name="gr9" draw:text-style-name="P4" draw:layer="layout" svg:width="0.183cm" svg:height="0.534cm" svg:x="6.551cm" svg:y="16.262cm" svg:viewBox="0 0 184 535" svg:d="M138 245c19-38 26-64 27-107 2-52-20-117-27-132l12-6c20 43 34 113 34 153 0 115-67 169-136 262-21 30-28 88-28 106v14h-20v-173l44-17c17-6 59-33 94-100z">
            <text:p/>
          </draw:path>
        </draw:g>
        <draw:g>
          <draw:line draw:style-name="gr10" draw:text-style-name="P5" draw:layer="layout" svg:x1="6.782cm" svg:y1="22.089cm" svg:x2="6.782cm" svg:y2="21.497cm">
            <text:p/>
          </draw:line>
          <draw:path draw:style-name="gr9" draw:text-style-name="P4" draw:layer="layout" svg:width="0.224cm" svg:height="0.182cm" svg:x="6.566cm" svg:y="22.028cm" svg:viewBox="0 0 225 183" svg:d="M209 25c33 35 14 93-40 130-52 36-122 37-153 3-32-36-14-94 40-130 54-37 122-37 153-3z">
            <text:p/>
          </draw:path>
          <draw:path draw:style-name="gr9" draw:text-style-name="P4" draw:layer="layout" svg:width="0.196cm" svg:height="0.563cm" svg:x="6.773cm" svg:y="21.499cm" svg:viewBox="0 0 197 564" svg:d="M19 0v15c0 55 0 102 28 138 39 49 100 98 130 169 26 65 24 148 7 212l-7 30-17-5 7-33c17-79 12-163-9-204-33-64-83-95-150-109l-8-2v-211z">
            <text:p/>
          </draw:path>
        </draw:g>
        <draw:g>
          <draw:line draw:style-name="gr10" draw:text-style-name="P5" draw:layer="layout" svg:x1="7.278cm" svg:y1="16.516cm" svg:x2="7.278cm" svg:y2="15.925cm">
            <text:p/>
          </draw:line>
          <draw:path draw:style-name="gr9" draw:text-style-name="P4" draw:layer="layout" svg:width="0.224cm" svg:height="0.182cm" svg:x="7.062cm" svg:y="16.456cm" svg:viewBox="0 0 225 183" svg:d="M209 25c32 35 14 94-41 130-53 35-122 37-153 3-31-35-13-94 40-130 53-37 122-37 154-3z">
            <text:p/>
          </draw:path>
        </draw:g>
        <draw:path draw:style-name="gr9" draw:text-style-name="P4" draw:layer="layout" svg:width="0.088cm" svg:height="0.089cm" svg:x="7.372cm" svg:y="16.415cm" svg:viewBox="0 0 89 90" svg:d="M45 90c-24 0-45-21-45-46 0-24 19-44 43-44 25 0 46 20 46 44 0 25-19 46-44 46z">
          <text:p/>
        </draw:path>
        <draw:g>
          <draw:line draw:style-name="gr10" draw:text-style-name="P5" draw:layer="layout" svg:x1="7.278cm" svg:y1="22.089cm" svg:x2="7.278cm" svg:y2="21.497cm">
            <text:p/>
          </draw:line>
          <draw:path draw:style-name="gr9" draw:text-style-name="P4" draw:layer="layout" svg:width="0.224cm" svg:height="0.182cm" svg:x="7.062cm" svg:y="22.028cm" svg:viewBox="0 0 225 183" svg:d="M209 25c32 35 14 93-41 130-53 36-122 37-153 3-31-36-13-94 40-130 53-37 122-37 154-3z">
            <text:p/>
          </draw:path>
        </draw:g>
        <draw:path draw:style-name="gr9" draw:text-style-name="P4" draw:layer="layout" svg:width="0.088cm" svg:height="0.089cm" svg:x="7.372cm" svg:y="21.987cm" svg:viewBox="0 0 89 90" svg:d="M45 90c-24 0-45-20-45-45s19-45 43-45c25 0 46 20 46 45s-19 45-44 45z">
          <text:p/>
        </draw:path>
        <draw:g>
          <draw:line draw:style-name="gr10" draw:text-style-name="P5" draw:layer="layout" svg:x1="7.57cm" svg:y1="16.973cm" svg:x2="7.57cm" svg:y2="16.403cm">
            <text:p/>
          </draw:line>
          <draw:path draw:style-name="gr9" draw:text-style-name="P4" draw:layer="layout" svg:width="0.224cm" svg:height="0.182cm" svg:x="7.556cm" svg:y="16.279cm" svg:viewBox="0 0 225 183" svg:d="M209 26c32 34 13 93-40 130-54 35-123 37-154 2-31-34-13-93 40-130 53-36 122-37 154-2z">
            <text:p/>
          </draw:path>
          <draw:path draw:style-name="gr9" draw:text-style-name="P4" draw:layer="layout" svg:width="0.183cm" svg:height="0.535cm" svg:x="7.562cm" svg:y="16.438cm" svg:viewBox="0 0 184 536" svg:d="M138 244c19-38 26-64 27-107 2-52-20-116-27-130l12-7c20 43 34 112 34 153 0 115-66 168-135 263-23 29-30 88-30 105v15h-19v-174l45-17c17-7 58-33 93-101z">
            <text:p/>
          </draw:path>
        </draw:g>
        <draw:g>
          <draw:line draw:style-name="gr10" draw:text-style-name="P5" draw:layer="layout" svg:x1="7.793cm" svg:y1="22.089cm" svg:x2="7.793cm" svg:y2="21.497cm">
            <text:p/>
          </draw:line>
          <draw:path draw:style-name="gr9" draw:text-style-name="P4" draw:layer="layout" svg:width="0.224cm" svg:height="0.182cm" svg:x="7.577cm" svg:y="22.028cm" svg:viewBox="0 0 225 183" svg:d="M209 25c32 35 14 93-40 130-54 36-123 37-154 3-31-36-13-94 40-130 53-37 123-37 154-3z">
            <text:p/>
          </draw:path>
          <draw:path draw:style-name="gr9" draw:text-style-name="P4" draw:layer="layout" svg:width="0.196cm" svg:height="0.563cm" svg:x="7.784cm" svg:y="21.499cm" svg:viewBox="0 0 197 564" svg:d="M19 0v15c0 55 0 102 28 138 38 49 101 98 129 169 27 65 25 148 8 212l-8 30-16-5 7-33c16-79 12-163-9-204-33-64-83-95-150-109l-8-2v-211z">
            <text:p/>
          </draw:path>
        </draw:g>
        <draw:g>
          <draw:line draw:style-name="gr10" draw:text-style-name="P5" draw:layer="layout" svg:x1="8.661cm" svg:y1="16.692cm" svg:x2="8.661cm" svg:y2="16.101cm">
            <text:p/>
          </draw:line>
          <draw:path draw:style-name="gr9" draw:text-style-name="P4" draw:layer="layout" svg:width="0.257cm" svg:height="0.215cm" svg:x="8.415cm" svg:y="16.616cm" svg:viewBox="0 0 258 216" svg:d="M106 73c-40 22-94 58-70 93 20 31 78-3 118-27 53-30 90-63 73-91-23-39-100 13-121 25zM12 175c-68-122 180-237 235-138 65 119-176 246-235 138z">
            <text:p/>
          </draw:path>
        </draw:g>
        <draw:g>
          <draw:line draw:style-name="gr10" draw:text-style-name="P5" draw:layer="layout" svg:x1="8.661cm" svg:y1="22cm" svg:x2="8.661cm" svg:y2="21.409cm">
            <text:p/>
          </draw:line>
          <draw:path draw:style-name="gr9" draw:text-style-name="P4" draw:layer="layout" svg:width="0.257cm" svg:height="0.215cm" svg:x="8.415cm" svg:y="21.924cm" svg:viewBox="0 0 258 216" svg:d="M106 73c-40 22-94 58-70 94 20 31 78-3 118-27 53-32 90-64 73-92-23-38-100 13-121 25zM12 176c-68-124 180-238 235-138 65 119-176 244-235 138z">
            <text:p/>
          </draw:path>
        </draw:g>
        <draw:polygon draw:style-name="gr9" draw:text-style-name="P4" draw:layer="layout" svg:width="0.208cm" svg:height="0.094cm" svg:x="9.037cm" svg:y="16.283cm" svg:viewBox="0 0 209 95" draw:points="209,95 0,95 0,0 209,0">
          <text:p/>
        </draw:polygon>
        <draw:polygon draw:style-name="gr9" draw:text-style-name="P4" draw:layer="layout" svg:width="0.208cm" svg:height="0.094cm" svg:x="9.037cm" svg:y="21.855cm" svg:viewBox="0 0 209 95" draw:points="209,95 0,95 0,0 209,0">
          <text:p/>
        </draw:polygon>
        <draw:path draw:style-name="gr9" draw:text-style-name="P4" draw:layer="layout" svg:width="0.183cm" svg:height="0.559cm" svg:x="10.02cm" svg:y="16.11cm" svg:viewBox="0 0 184 560" svg:d="M133 171l-26 81c-6 20-19 43-18 61 2 21 19 37 35 56l60 69-10 11-9-6c-31-19-70-16-90 3-26 27-12 65 15 93l6 6-14 15-14-15c-23-23-95-94-57-144 11-16 47-24 79-21l11 1-89-103 34-98c7-21 17-34 19-55 3-24-12-37-24-56l-37-57 19-12z">
          <text:p/>
        </draw:path>
        <draw:path draw:style-name="gr9" draw:text-style-name="P4" draw:layer="layout" svg:width="0.183cm" svg:height="0.559cm" svg:x="10.02cm" svg:y="21.682cm" svg:viewBox="0 0 184 560" svg:d="M133 172l-26 80c-6 20-19 43-18 61 2 21 19 37 35 57l60 68-10 11-9-6c-31-19-70-15-90 4-26 26-12 64 15 92l6 6-14 15-14-15c-23-22-95-94-57-144 11-16 47-24 79-21l11 1-89-103 34-98c7-21 17-33 19-55 3-23-12-36-24-55l-37-57 19-13z">
          <text:p/>
        </draw:path>
        <draw:g>
          <draw:line draw:style-name="gr10" draw:text-style-name="P5" draw:layer="layout" svg:x1="10.473cm" svg:y1="16.553cm" svg:x2="10.473cm" svg:y2="15.962cm">
            <text:p/>
          </draw:line>
          <draw:path draw:style-name="gr9" draw:text-style-name="P4" draw:layer="layout" svg:width="0.224cm" svg:height="0.182cm" svg:x="10.459cm" svg:y="15.838cm" svg:viewBox="0 0 225 183" svg:d="M209 26c32 34 14 92-40 129-54 36-123 38-154 2-31-34-13-92 40-129 54-37 123-38 154-2z">
            <text:p/>
          </draw:path>
        </draw:g>
        <draw:g>
          <draw:line draw:style-name="gr10" draw:text-style-name="P5" draw:layer="layout" svg:x1="10.696cm" svg:y1="22.001cm" svg:x2="10.696cm" svg:y2="21.41cm">
            <text:p/>
          </draw:line>
          <draw:path draw:style-name="gr9" draw:text-style-name="P4" draw:layer="layout" svg:width="0.224cm" svg:height="0.182cm" svg:x="10.48cm" svg:y="21.94cm" svg:viewBox="0 0 225 183" svg:d="M209 26c32 36 14 94-40 130-52 35-123 37-154 2-31-34-13-92 40-129 54-37 123-38 154-3z">
            <text:p/>
          </draw:path>
        </draw:g>
        <draw:g>
          <draw:line draw:style-name="gr10" draw:text-style-name="P5" draw:layer="layout" svg:x1="10.918cm" svg:y1="16.641cm" svg:x2="10.918cm" svg:y2="16.05cm">
            <text:p/>
          </draw:line>
          <draw:path draw:style-name="gr9" draw:text-style-name="P4" draw:layer="layout" svg:width="0.223cm" svg:height="0.182cm" svg:x="10.903cm" svg:y="15.927cm" svg:viewBox="0 0 224 183" svg:d="M208 26c32 35 14 93-39 130-54 35-123 37-154 2-31-34-13-93 39-129 54-37 123-38 154-3z">
            <text:p/>
          </draw:path>
        </draw:g>
        <draw:g>
          <draw:line draw:style-name="gr10" draw:text-style-name="P5" draw:layer="layout" svg:x1="11.141cm" svg:y1="22.001cm" svg:x2="11.141cm" svg:y2="21.41cm">
            <text:p/>
          </draw:line>
          <draw:path draw:style-name="gr9" draw:text-style-name="P4" draw:layer="layout" svg:width="0.224cm" svg:height="0.182cm" svg:x="10.925cm" svg:y="21.94cm" svg:viewBox="0 0 225 183" svg:d="M209 26c32 36 13 94-40 130-53 35-123 37-154 2-31-34-13-92 40-129s123-38 154-3z">
            <text:p/>
          </draw:path>
        </draw:g>
        <draw:path draw:style-name="gr9" draw:text-style-name="P4" draw:layer="layout" svg:width="0.224cm" svg:height="0.182cm" svg:x="11.348cm" svg:y="16.015cm" svg:viewBox="0 0 225 183" svg:d="M209 26c32 35 14 93-40 129s-123 38-154 3-13-93 40-129c54-38 123-38 154-3z">
          <text:p/>
        </draw:path>
        <draw:g>
          <draw:line draw:style-name="gr10" draw:text-style-name="P5" draw:layer="layout" svg:x1="11.585cm" svg:y1="22.001cm" svg:x2="11.585cm" svg:y2="21.41cm">
            <text:p/>
          </draw:line>
          <draw:path draw:style-name="gr9" draw:text-style-name="P4" draw:layer="layout" svg:width="0.224cm" svg:height="0.182cm" svg:x="11.369cm" svg:y="21.94cm" svg:viewBox="0 0 225 183" svg:d="M209 26c32 36 14 94-40 130-52 35-123 37-154 2-31-34-13-92 40-129 54-37 123-38 154-3z">
            <text:p/>
          </draw:path>
        </draw:g>
        <draw:g>
          <draw:line draw:style-name="gr10" draw:text-style-name="P5" draw:layer="layout" svg:x1="12.166cm" svg:y1="16.818cm" svg:x2="12.166cm" svg:y2="16.227cm">
            <text:p/>
          </draw:line>
          <draw:path draw:style-name="gr9" draw:text-style-name="P4" draw:layer="layout" svg:width="0.223cm" svg:height="0.182cm" svg:x="12.152cm" svg:y="16.103cm" svg:viewBox="0 0 224 183" svg:d="M208 25c33 35 14 94-40 130-52 36-121 37-152 3-33-35-13-94 39-130 54-36 122-37 153-3z">
            <text:p/>
          </draw:path>
        </draw:g>
        <draw:g>
          <draw:line draw:style-name="gr10" draw:text-style-name="P5" draw:layer="layout" svg:x1="12.166cm" svg:y1="22.567cm" svg:x2="12.166cm" svg:y2="21.975cm">
            <text:p/>
          </draw:line>
          <draw:path draw:style-name="gr9" draw:text-style-name="P4" draw:layer="layout" svg:width="0.223cm" svg:height="0.182cm" svg:x="12.152cm" svg:y="21.852cm" svg:viewBox="0 0 224 183" svg:d="M208 26c33 34 14 92-40 130-52 35-121 37-152 2-33-35-13-93 39-130 54-36 122-37 153-2z">
            <text:p/>
          </draw:path>
        </draw:g>
        <draw:path draw:style-name="gr9" draw:text-style-name="P4" draw:layer="layout" svg:width="0.184cm" svg:height="0.559cm" svg:x="12.603cm" svg:y="16.11cm" svg:viewBox="0 0 185 560" svg:d="M134 171l-27 81c-6 20-19 43-17 61 1 21 19 37 34 56l61 69-11 11-9-6c-30-19-70-16-89 3-27 27-13 65 15 93l6 6-14 15-15-15c-22-23-95-94-57-144 11-16 48-24 80-21l10 1-89-103 34-98c7-21 17-34 19-55 3-24-12-37-24-56l-36-57 18-12z">
          <text:p/>
        </draw:path>
        <draw:path draw:style-name="gr9" draw:text-style-name="P4" draw:layer="layout" svg:width="0.184cm" svg:height="0.559cm" svg:x="12.603cm" svg:y="21.682cm" svg:viewBox="0 0 185 560" svg:d="M134 172l-27 80c-6 20-19 43-17 61 1 21 19 37 34 57l61 68-11 11-9-6c-30-19-70-15-89 4-27 26-13 64 15 92l6 6-14 15-15-15c-22-22-95-94-57-144 11-16 48-24 80-21l10 1-89-103 34-98c7-21 17-33 19-55 3-23-12-36-24-55l-36-57 18-13z">
          <text:p/>
        </draw:path>
        <draw:g>
          <draw:line draw:style-name="gr10" draw:text-style-name="P5" draw:layer="layout" svg:x1="13.056cm" svg:y1="16.994cm" svg:x2="13.056cm" svg:y2="16.403cm">
            <text:p/>
          </draw:line>
          <draw:path draw:style-name="gr9" draw:text-style-name="P4" draw:layer="layout" svg:width="0.224cm" svg:height="0.182cm" svg:x="13.041cm" svg:y="16.279cm" svg:viewBox="0 0 225 183" svg:d="M209 26c33 34 14 93-40 130-52 35-121 37-153 2-32-34-13-93 40-130 54-36 122-37 153-2z">
            <text:p/>
          </draw:path>
        </draw:g>
        <draw:g>
          <draw:line draw:style-name="gr10" draw:text-style-name="P5" draw:layer="layout" svg:x1="13.056cm" svg:y1="22.567cm" svg:x2="13.056cm" svg:y2="21.975cm">
            <text:p/>
          </draw:line>
          <draw:path draw:style-name="gr9" draw:text-style-name="P4" draw:layer="layout" svg:width="0.224cm" svg:height="0.182cm" svg:x="13.041cm" svg:y="21.852cm" svg:viewBox="0 0 225 183" svg:d="M209 26c33 34 14 92-40 130-52 35-121 37-153 2s-13-93 40-130c54-36 122-37 153-2z">
            <text:p/>
          </draw:path>
        </draw:g>
        <draw:path draw:style-name="gr9" draw:text-style-name="P4" draw:layer="layout" svg:width="0.184cm" svg:height="0.559cm" svg:x="13.492cm" svg:y="16.11cm" svg:viewBox="0 0 185 560" svg:d="M134 171l-27 81c-6 20-19 43-17 61 1 21 19 37 34 56l61 69-11 11-9-6c-30-19-70-16-89 3-27 27-13 65 15 93l6 6-14 15-15-15c-22-23-95-94-58-144 11-16 49-24 81-21l10 1-90-103 35-98c7-21 17-34 19-55 3-24-12-37-24-56l-37-57 18-12z">
          <text:p/>
        </draw:path>
        <draw:path draw:style-name="gr9" draw:text-style-name="P4" draw:layer="layout" svg:width="0.184cm" svg:height="0.559cm" svg:x="13.492cm" svg:y="21.682cm" svg:viewBox="0 0 185 560" svg:d="M134 172l-27 80c-6 20-19 43-17 61 1 21 19 37 34 57l61 68-11 11-9-6c-30-19-70-15-89 4-27 26-13 64 15 92l6 6-14 15-15-15c-22-22-95-94-58-144 11-16 49-24 81-21l10 1-90-103 35-98c7-21 17-33 19-55 3-23-12-36-24-55l-37-57 18-13z">
          <text:p/>
        </draw:path>
        <draw:g>
          <draw:line draw:style-name="gr10" draw:text-style-name="P5" draw:layer="layout" svg:x1="14.304cm" svg:y1="16.907cm" svg:x2="14.304cm" svg:y2="16.315cm">
            <text:p/>
          </draw:line>
          <draw:path draw:style-name="gr9" draw:text-style-name="P4" draw:layer="layout" svg:width="0.224cm" svg:height="0.182cm" svg:x="14.29cm" svg:y="16.191cm" svg:viewBox="0 0 225 183" svg:d="M209 26c32 34 14 92-40 128-52 37-123 38-154 3s-13-93 40-129c55-37 123-38 154-2z">
            <text:p/>
          </draw:path>
        </draw:g>
        <draw:g>
          <draw:line draw:style-name="gr10" draw:text-style-name="P5" draw:layer="layout" svg:x1="14.304cm" svg:y1="22.567cm" svg:x2="14.304cm" svg:y2="21.976cm">
            <text:p/>
          </draw:line>
          <draw:path draw:style-name="gr9" draw:text-style-name="P4" draw:layer="layout" svg:width="0.224cm" svg:height="0.182cm" svg:x="14.29cm" svg:y="21.852cm" svg:viewBox="0 0 225 183" svg:d="M209 26c32 34 14 92-40 130-52 35-123 37-154 2s-13-93 40-130c55-36 123-37 154-2z">
            <text:p/>
          </draw:path>
        </draw:g>
        <draw:path draw:style-name="gr9" draw:text-style-name="P4" draw:layer="layout" svg:width="0.184cm" svg:height="0.559cm" svg:x="14.74cm" svg:y="16.11cm" svg:viewBox="0 0 185 560" svg:d="M134 171l-27 81c-6 20-19 43-18 61 2 21 20 37 35 56l61 69-11 11-9-6c-31-19-70-16-89 3-28 27-14 65 14 93l6 6-13 15-16-15c-23-23-94-94-57-144 11-16 47-24 80-21l11 1-90-103 34-98c7-21 17-34 19-55 3-24-12-37-24-56l-36-57 18-12z">
          <text:p/>
        </draw:path>
        <draw:path draw:style-name="gr9" draw:text-style-name="P4" draw:layer="layout" svg:width="0.184cm" svg:height="0.559cm" svg:x="14.74cm" svg:y="21.682cm" svg:viewBox="0 0 185 560" svg:d="M134 172l-27 80c-6 20-19 43-18 61 2 21 20 37 35 57l61 68-11 11-9-6c-31-19-70-15-89 4-28 26-14 64 14 92l6 6-13 15-16-15c-23-22-94-94-57-144 11-16 47-24 80-21l11 1-90-103 34-98c7-21 17-33 19-55 3-23-12-36-24-55l-36-57 18-13z">
          <text:p/>
        </draw:path>
        <draw:g>
          <draw:line draw:style-name="gr10" draw:text-style-name="P5" draw:layer="layout" svg:x1="15.416cm" svg:y1="16.428cm" svg:x2="15.416cm" svg:y2="15.837cm">
            <text:p/>
          </draw:line>
          <draw:path draw:style-name="gr9" draw:text-style-name="P4" draw:layer="layout" svg:width="0.224cm" svg:height="0.182cm" svg:x="15.2cm" svg:y="16.368cm" svg:viewBox="0 0 225 183" svg:d="M209 26c32 34 14 92-40 129-52 35-122 37-154 2-31-34-12-92 40-129 55-37 123-38 154-2z">
            <text:p/>
          </draw:path>
        </draw:g>
        <draw:g>
          <draw:line draw:style-name="gr10" draw:text-style-name="P5" draw:layer="layout" svg:x1="15.194cm" svg:y1="22.567cm" svg:x2="15.194cm" svg:y2="21.976cm">
            <text:p/>
          </draw:line>
          <draw:path draw:style-name="gr9" draw:text-style-name="P4" draw:layer="layout" svg:width="0.224cm" svg:height="0.182cm" svg:x="15.179cm" svg:y="21.852cm" svg:viewBox="0 0 225 183" svg:d="M209 26c32 34 14 92-40 130-52 35-123 37-154 2s-13-93 40-130c55-36 123-37 154-2z">
            <text:p/>
          </draw:path>
        </draw:g>
        <draw:path draw:style-name="gr9" draw:text-style-name="P4" draw:layer="layout" svg:width="0.184cm" svg:height="0.559cm" svg:x="15.629cm" svg:y="16.11cm" svg:viewBox="0 0 185 560" svg:d="M134 171l-27 81c-7 20-20 43-19 61 2 21 21 37 36 56l61 69-11 11-9-6c-31-19-71-16-90 3-27 27-13 65 14 93l6 6-13 15-15-15c-23-23-94-94-57-144 11-16 47-24 79-21l11 1-89-103 34-98c7-21 17-34 19-55 3-24-12-37-24-56l-36-57 18-12z">
          <text:p/>
        </draw:path>
        <draw:path draw:style-name="gr9" draw:text-style-name="P4" draw:layer="layout" svg:width="0.184cm" svg:height="0.559cm" svg:x="15.629cm" svg:y="21.682cm" svg:viewBox="0 0 185 560" svg:d="M134 172l-27 80c-7 20-20 43-19 61 2 21 21 37 36 57l61 68-11 11-9-6c-31-19-71-15-90 4-27 26-13 64 14 92l6 6-13 15-15-15c-23-22-94-94-57-144 11-16 47-24 79-21l11 1-89-103 34-98c7-21 17-33 19-55 3-23-12-36-24-55l-36-57 18-13z">
          <text:p/>
        </draw:path>
        <draw:g>
          <draw:line draw:style-name="gr10" draw:text-style-name="P5" draw:layer="layout" svg:x1="16.665cm" svg:y1="16.517cm" svg:x2="16.665cm" svg:y2="15.925cm">
            <text:p/>
          </draw:line>
          <draw:path draw:style-name="gr9" draw:text-style-name="P4" draw:layer="layout" svg:width="0.224cm" svg:height="0.182cm" svg:x="16.449cm" svg:y="16.456cm" svg:viewBox="0 0 225 183" svg:d="M209 25c32 35 14 94-40 130-53 35-123 37-154 3-31-35-13-94 40-130 54-37 123-37 154-3z">
            <text:p/>
          </draw:path>
        </draw:g>
        <draw:g>
          <draw:line draw:style-name="gr10" draw:text-style-name="P5" draw:layer="layout" svg:x1="16.442cm" svg:y1="22.302cm" svg:x2="16.442cm" svg:y2="21.712cm">
            <text:p/>
          </draw:line>
          <draw:path draw:style-name="gr9" draw:text-style-name="P4" draw:layer="layout" svg:width="0.224cm" svg:height="0.182cm" svg:x="16.428cm" svg:y="21.587cm" svg:viewBox="0 0 225 183" svg:d="M209 25c32 36 14 94-41 130-53 36-122 37-153 3-31-35-13-93 40-130 54-36 122-37 154-3z">
            <text:p/>
          </draw:path>
        </draw:g>
        <draw:path draw:style-name="gr9" draw:text-style-name="P4" draw:layer="layout" svg:width="0.183cm" svg:height="0.559cm" svg:x="16.878cm" svg:y="16.11cm" svg:viewBox="0 0 184 560" svg:d="M132 171l-26 81c-6 20-19 43-18 61 2 21 19 37 35 56l61 69-10 11-9-6c-32-19-71-16-90 3-27 27-13 65 14 93l6 6-14 15-14-15c-23-23-94-94-57-144 11-16 47-24 79-21l11 1-89-103 34-98c7-21 17-34 19-55 3-24-12-37-24-56l-36-57 18-12z">
          <text:p/>
        </draw:path>
        <draw:path draw:style-name="gr9" draw:text-style-name="P4" draw:layer="layout" svg:width="0.183cm" svg:height="0.559cm" svg:x="16.878cm" svg:y="21.682cm" svg:viewBox="0 0 184 560" svg:d="M132 172l-26 80c-6 20-19 43-18 61 2 21 19 37 35 57l61 68-10 11-9-6c-32-19-71-15-90 4-27 26-13 64 14 92l6 6-14 15-14-15c-23-22-94-94-57-144 11-16 47-24 79-21l11 1-89-103 34-98c7-21 17-33 19-55 3-23-12-36-24-55l-36-57 18-13z">
          <text:p/>
        </draw:path>
        <draw:path draw:style-name="gr9" draw:text-style-name="P4" draw:layer="layout" svg:width="0.195cm" svg:height="0.249cm" svg:x="2.615cm" svg:y="15.728cm" svg:viewBox="0 0 196 250" svg:d="M0 205c71-15 123-69 129-79 28-38 47-73 51-126h16c0 62-37 132-48 149-25 38-80 85-148 101z">
          <text:p/>
        </draw:path>
        <draw:path draw:style-name="gr9" draw:text-style-name="P4" draw:layer="layout" svg:width="0.195cm" svg:height="0.247cm" svg:x="2.615cm" svg:y="22.339cm" svg:viewBox="0 0 196 248" svg:d="M196 248h-16c-4-51-23-87-51-125-7-9-57-64-129-78v-45c67 16 122 63 148 101 11 16 48 87 48 147z">
          <text:p/>
        </draw:path>
        <draw:path draw:style-name="gr9" draw:text-style-name="P4" draw:layer="layout" svg:width="0.126cm" svg:height="0.195cm" svg:x="2.117cm" svg:y="16.283cm" svg:viewBox="0 0 127 196" svg:d="M121 60h-7c-5-23-23-49-53-49-14 0-29 9-29 27 0 42 95 48 95 106 0 24-19 52-60 52-22 0-35-10-44-10-6 0-9 5-9 9h-6l-8-60h6c6 14 20 50 58 50 23 0 35-16 35-31 0-16-5-26-47-51-26-15-44-27-44-55 0-32 26-48 51-48 17 0 33 9 40 9 8 0 9-6 10-9h6z">
          <text:p/>
        </draw:path>
        <draw:path draw:style-name="gr9" draw:text-style-name="P4" draw:layer="layout" svg:width="0.195cm" svg:height="0.19cm" svg:x="2.086cm" svg:y="18.141cm" svg:viewBox="0 0 196 191" svg:d="M122 118l-33-77-32 77zM196 191h-73v-5c11 0 20-1 20-11 0-5-4-14-5-18l-12-27h-74l-13 33c-1 4-2 8-2 11 0 12 13 12 19 12v5h-56v-5c5-1 9-1 15-7 6-7 15-27 20-40l59-139h5l72 161c9 21 13 24 25 25z">
          <text:p/>
        </draw:path>
        <draw:path draw:style-name="gr9" draw:text-style-name="P4" draw:layer="layout" svg:width="0.162cm" svg:height="0.186cm" svg:x="2.103cm" svg:y="20.002cm" svg:viewBox="0 0 163 187" svg:d="M123 187h-83v-5c26-1 26-9 26-30v-141h-15c-31 0-38 6-45 37h-6l1-48h160l2 48h-7c-6-31-14-37-45-37h-15v145c0 19 4 25 27 26z">
          <text:p/>
        </draw:path>
        <draw:path draw:style-name="gr9" draw:text-style-name="P4" draw:layer="layout" svg:width="0.162cm" svg:height="0.187cm" svg:x="2.094cm" svg:y="21.859cm" svg:viewBox="0 0 163 188" svg:d="M56 165c0 10 5 11 21 11 20 0 54-2 54-40 0-23-14-33-29-37-10-3-19-4-46-4zM56 84l26-1c8 0 43 0 43-34 0-33-29-39-50-39-6 0-10 1-13 1-6 0-6 4-6 8zM0 0h79c25 0 75 4 75 48 0 31-25 37-38 40v1c25 5 47 18 47 48 0 11-5 51-68 51h-95v-7c23 0 27-5 27-25v-125c0-21-4-25-27-26z">
          <text:p/>
        </draw:path>
        <draw:path draw:style-name="gr9" draw:text-style-name="P4" draw:layer="layout" svg:width="0.081cm" svg:height="0.271cm" svg:x="10.781cm" svg:y="15.883cm" svg:viewBox="0 0 82 272" svg:d="M82 5c-23 19-55 44-55 124 0 33 0 103 55 138l-4 5c-18-10-39-32-52-50-16-23-26-47-26-90 0-55 29-103 79-132z">
          <text:p/>
        </draw:path>
        <draw:path draw:style-name="gr9" draw:text-style-name="P4" draw:layer="layout" svg:width="0.082cm" svg:height="0.271cm" svg:x="11.189cm" svg:y="15.883cm" svg:viewBox="0 0 83 272" svg:d="M0 267c24-19 55-44 55-125 0-33 0-102-55-137l4-5c19 10 40 32 53 50 15 23 26 46 26 90 0 55-30 103-80 132z">
          <text:p/>
        </draw:path>
        <draw:path draw:style-name="gr15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6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5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5" draw:text-style-name="P3" draw:layer="layout" svg:x1="10.553cm" svg:y1="-0.998cm" svg:x2="10.976cm" svg:y2="-0.998cm">
          <text:p/>
        </draw:line>
        <draw:line draw:style-name="gr15" draw:text-style-name="P3" draw:layer="layout" svg:x1="10.764cm" svg:y1="-1.21cm" svg:x2="10.764cm" svg:y2="-0.787cm">
          <text:p/>
        </draw:line>
        <draw:path draw:style-name="gr15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6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6" draw:text-style-name="P3" draw:layer="layout" svg:x1="10.553cm" svg:y1="-0.998cm" svg:x2="10.976cm" svg:y2="-0.998cm">
          <text:p/>
        </draw:line>
        <draw:line draw:style-name="gr16" draw:text-style-name="P3" draw:layer="layout" svg:x1="10.764cm" svg:y1="-1.21cm" svg:x2="10.764cm" svg:y2="-0.787cm">
          <text:p/>
        </draw:line>
        <draw:path draw:style-name="gr17" draw:text-style-name="P6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8" draw:text-style-name="P3" draw:layer="layout" svg:x1="10.659cm" svg:y1="-0.998cm" svg:x2="10.87cm" svg:y2="-0.998cm">
          <text:p/>
        </draw:line>
        <draw:line draw:style-name="gr18" draw:text-style-name="P3" draw:layer="layout" svg:x1="10.764cm" svg:y1="-1.104cm" svg:x2="10.764cm" svg:y2="-0.893cm">
          <text:p/>
        </draw:line>
        <draw:path draw:style-name="gr15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5" draw:text-style-name="P3" draw:layer="layout" svg:x1="10.553cm" svg:y1="28.635cm" svg:x2="10.976cm" svg:y2="28.635cm">
          <text:p/>
        </draw:line>
        <draw:line draw:style-name="gr15" draw:text-style-name="P3" draw:layer="layout" svg:x1="10.764cm" svg:y1="28.423cm" svg:x2="10.764cm" svg:y2="28.847cm">
          <text:p/>
        </draw:line>
        <draw:path draw:style-name="gr15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6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6" draw:text-style-name="P3" draw:layer="layout" svg:x1="10.553cm" svg:y1="28.635cm" svg:x2="10.976cm" svg:y2="28.635cm">
          <text:p/>
        </draw:line>
        <draw:line draw:style-name="gr16" draw:text-style-name="P3" draw:layer="layout" svg:x1="10.764cm" svg:y1="28.423cm" svg:x2="10.764cm" svg:y2="28.847cm">
          <text:p/>
        </draw:line>
        <draw:path draw:style-name="gr17" draw:text-style-name="P6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8" draw:text-style-name="P3" draw:layer="layout" svg:x1="10.659cm" svg:y1="28.635cm" svg:x2="10.87cm" svg:y2="28.635cm">
          <text:p/>
        </draw:line>
        <draw:line draw:style-name="gr18" draw:text-style-name="P3" draw:layer="layout" svg:x1="10.764cm" svg:y1="28.529cm" svg:x2="10.764cm" svg:y2="28.741cm">
          <text:p/>
        </draw:line>
        <draw:path draw:style-name="gr15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5" draw:text-style-name="P3" draw:layer="layout" svg:x1="-1.248cm" svg:y1="13.818cm" svg:x2="-0.824cm" svg:y2="13.818cm">
          <text:p/>
        </draw:line>
        <draw:line draw:style-name="gr15" draw:text-style-name="P3" draw:layer="layout" svg:x1="-1.036cm" svg:y1="13.607cm" svg:x2="-1.036cm" svg:y2="14.03cm">
          <text:p/>
        </draw:line>
        <draw:path draw:style-name="gr15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6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6" draw:text-style-name="P3" draw:layer="layout" svg:x1="-1.248cm" svg:y1="13.818cm" svg:x2="-0.824cm" svg:y2="13.818cm">
          <text:p/>
        </draw:line>
        <draw:line draw:style-name="gr16" draw:text-style-name="P3" draw:layer="layout" svg:x1="-1.036cm" svg:y1="13.607cm" svg:x2="-1.036cm" svg:y2="14.03cm">
          <text:p/>
        </draw:line>
        <draw:path draw:style-name="gr17" draw:text-style-name="P6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8" draw:text-style-name="P3" draw:layer="layout" svg:x1="-1.142cm" svg:y1="13.818cm" svg:x2="-0.93cm" svg:y2="13.818cm">
          <text:p/>
        </draw:line>
        <draw:line draw:style-name="gr18" draw:text-style-name="P3" draw:layer="layout" svg:x1="-1.036cm" svg:y1="13.712cm" svg:x2="-1.036cm" svg:y2="13.924cm">
          <text:p/>
        </draw:line>
        <draw:path draw:style-name="gr15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5" draw:text-style-name="P3" draw:layer="layout" svg:x1="22.353cm" svg:y1="13.818cm" svg:x2="22.777cm" svg:y2="13.818cm">
          <text:p/>
        </draw:line>
        <draw:line draw:style-name="gr15" draw:text-style-name="P3" draw:layer="layout" svg:x1="22.565cm" svg:y1="13.607cm" svg:x2="22.565cm" svg:y2="14.03cm">
          <text:p/>
        </draw:line>
        <draw:path draw:style-name="gr15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6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6" draw:text-style-name="P3" draw:layer="layout" svg:x1="22.353cm" svg:y1="13.818cm" svg:x2="22.777cm" svg:y2="13.818cm">
          <text:p/>
        </draw:line>
        <draw:line draw:style-name="gr16" draw:text-style-name="P3" draw:layer="layout" svg:x1="22.565cm" svg:y1="13.607cm" svg:x2="22.565cm" svg:y2="14.03cm">
          <text:p/>
        </draw:line>
        <draw:path draw:style-name="gr17" draw:text-style-name="P6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8" draw:text-style-name="P3" draw:layer="layout" svg:x1="22.459cm" svg:y1="13.818cm" svg:x2="22.671cm" svg:y2="13.818cm">
          <text:p/>
        </draw:line>
        <draw:line draw:style-name="gr18" draw:text-style-name="P3" draw:layer="layout" svg:x1="22.565cm" svg:y1="13.712cm" svg:x2="22.565cm" svg:y2="13.924cm">
          <text:p/>
        </draw:line>
        <draw:polygon draw:style-name="gr19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9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9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9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9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9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9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9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9" draw:text-style-name="P3" draw:layer="layout" svg:width="0.118cm" svg:height="0.01cm" svg:x="1.24cm" svg:y="28.704cm" svg:viewBox="0 0 119 11" draw:points="0,0 0,11 119,11 119,0">
          <text:p/>
        </draw:polygon>
        <draw:path draw:style-name="gr19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9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9" draw:text-style-name="P3" draw:layer="layout" svg:width="0.054cm" svg:height="0.149cm" svg:x="1.603cm" svg:y="28.539cm" svg:viewBox="0 0 55 150" svg:d="M55 0h-15c-6 24-16 27-40 28v15h34v107h21z">
          <text:p/>
        </draw:path>
        <draw:path draw:style-name="gr19" draw:text-style-name="P3" draw:layer="layout" svg:width="0.106cm" svg:height="0.149cm" svg:x="1.704cm" svg:y="28.539cm" svg:viewBox="0 0 107 150" svg:d="M107 114v-17h-22v-97h-16l-69 94v20h66v36h19v-36zM66 29v68h-49z">
          <text:p/>
        </draw:path>
        <draw:polygon draw:style-name="gr19" draw:text-style-name="P3" draw:layer="layout" svg:width="0.117cm" svg:height="0.01cm" svg:x="1.817cm" svg:y="28.704cm" svg:viewBox="0 0 118 11" draw:points="0,0 0,11 118,11 118,0">
          <text:p/>
        </draw:polygon>
        <draw:path draw:style-name="gr19" draw:text-style-name="P3" draw:layer="layout" svg:width="0.054cm" svg:height="0.149cm" svg:x="1.956cm" svg:y="28.539cm" svg:viewBox="0 0 55 150" svg:d="M55 0h-14c-6 24-16 27-41 28v15h35v107h20z">
          <text:p/>
        </draw:path>
        <draw:path draw:style-name="gr19" draw:text-style-name="P3" draw:layer="layout" svg:width="0.102cm" svg:height="0.153cm" svg:x="2.06cm" svg:y="28.539cm" svg:viewBox="0 0 103 154" svg:d="M83 76c0 39-10 61-31 61-23 0-32-22-32-61 0-37 9-59 32-59 21 0 31 22 31 59zM103 76c0-30-8-76-51-76-44 0-52 46-52 76 0 31 8 78 52 78 43 0 51-47 51-78z">
          <text:p/>
        </draw:path>
        <draw:path draw:style-name="gr19" draw:text-style-name="P3" draw:layer="layout" svg:width="0.103cm" svg:height="0.15cm" svg:x="2.176cm" svg:y="28.542cm" svg:viewBox="0 0 104 151" svg:d="M32 18h63v-18h-77l-12 80 17 1c7-9 17-14 28-14 18 0 33 11 33 33 0 18-12 34-32 34-16 0-29-8-31-25h-21c4 34 30 42 50 42 46 0 54-37 54-53 0-31-25-48-49-48-14 0-23 4-29 9z">
          <text:p/>
        </draw:path>
        <draw:polygon draw:style-name="gr19" draw:text-style-name="P3" draw:layer="layout" svg:width="0.052cm" svg:height="0.019cm" svg:x="2.297cm" svg:y="28.62cm" svg:viewBox="0 0 53 20" draw:points="53,0 0,0 0,20 53,20">
          <text:p/>
        </draw:polygon>
        <draw:path draw:style-name="gr19" draw:text-style-name="P3" draw:layer="layout" svg:width="0.055cm" svg:height="0.149cm" svg:x="2.379cm" svg:y="28.539cm" svg:viewBox="0 0 56 150" svg:d="M56 0h-15c-6 24-16 27-41 28v15h36v107h20z">
          <text:p/>
        </draw:path>
        <draw:path draw:style-name="gr19" draw:text-style-name="P3" draw:layer="layout" svg:width="0.102cm" svg:height="0.149cm" svg:x="2.481cm" svg:y="28.539cm" svg:viewBox="0 0 103 150" svg:d="M22 53c1-10 2-36 31-36 21 0 29 15 29 27 0 19-11 25-27 34l-20 12c-20 12-34 29-35 60h103v-18h-82c1-5 5-17 26-28l15-10c22-12 41-23 41-50s-22-44-48-44c-16 0-51 5-51 53z">
          <text:p/>
        </draw:path>
        <draw:path draw:style-name="gr19" draw:text-style-name="P3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19" draw:text-style-name="P3" draw:layer="layout" svg:width="0.022cm" svg:height="0.023cm" svg:x="2.729cm" svg:y="28.665cm" svg:viewBox="0 0 23 24" draw:points="23,0 0,0 0,24 23,24">
          <text:p/>
        </draw:polygon>
        <draw:path draw:style-name="gr19" draw:text-style-name="P3" draw:layer="layout" svg:width="0.019cm" svg:height="0.152cm" svg:x="2.784cm" svg:y="28.536cm" svg:viewBox="0 0 20 153" svg:d="M20 41h-20v112h20zM20 21v-21h-20v21z">
          <text:p/>
        </draw:path>
        <draw:path draw:style-name="gr19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9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9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9" draw:text-style-name="P3" draw:layer="layout" svg:width="0.054cm" svg:height="0.149cm" svg:x="3.368cm" svg:y="28.539cm" svg:viewBox="0 0 55 150" svg:d="M55 0h-14c-6 24-16 27-41 28v15h35v107h20z">
          <text:p/>
        </draw:path>
        <draw:path draw:style-name="gr19" draw:text-style-name="P3" draw:layer="layout" svg:width="0.102cm" svg:height="0.153cm" svg:x="3.472cm" svg:y="28.539cm" svg:viewBox="0 0 103 154" svg:d="M83 76c0 39-10 61-31 61-22 0-32-22-32-61 0-37 10-59 32-59 21 0 31 22 31 59zM103 76c0-30-8-76-51-76-44 0-52 46-52 76 0 31 8 78 52 78 43 0 51-47 51-78z">
          <text:p/>
        </draw:path>
        <draw:path draw:style-name="gr19" draw:text-style-name="P3" draw:layer="layout" svg:width="0.101cm" svg:height="0.153cm" svg:x="3.59cm" svg:y="28.539cm" svg:viewBox="0 0 102 154" svg:d="M96 38c0-17-13-38-46-38-36 0-45 25-45 41 0 14 7 24 20 29-16 6-25 18-25 36 0 8 0 24 15 36 12 10 28 12 36 12 35 0 51-23 51-48 0-11-4-28-25-36 6-4 19-10 19-32zM50 79c17 0 31 9 31 29 0 24-16 29-30 29-25 0-31-18-31-30 0-14 9-28 30-28zM50 63c-13 0-26-9-26-23 0-9 5-23 25-23 22 0 28 13 28 22 0 14-11 24-27 24z">
          <text:p/>
        </draw:path>
        <draw:frame draw:style-name="gr20" draw:text-style-name="P2" draw:layer="layout" svg:width="12.952cm" svg:height="0.48cm" svg:x="2.722cm" svg:y="14.79cm">
          <draw:text-box>
            <text:p text:style-name="P1"><text:span text:style-name="T1">the inner parts. Remember that the tenor part sounds a P8 lower than written.</text:span></text:p>
          </draw:text-box>
        </draw:frame>
        <draw:path draw:style-name="gr19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9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9" draw:text-style-name="P3" draw:layer="layout" svg:width="0.066cm" svg:height="0.16cm" svg:x="19.886cm" svg:y="28.532cm" svg:viewBox="0 0 67 161" draw:points="67,0 53,0 0,161 15,161">
          <text:p/>
        </draw:polygon>
        <draw:path draw:style-name="gr19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9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9" draw:text-style-name="P3" draw:layer="layout" svg:width="0.067cm" svg:height="0.16cm" svg:x="20.18cm" svg:y="28.532cm" svg:viewBox="0 0 68 161" draw:points="68,0 54,0 0,161 15,161">
          <text:p/>
        </draw:polygon>
        <draw:path draw:style-name="gr19" draw:text-style-name="P3" draw:layer="layout" svg:width="0.055cm" svg:height="0.149cm" svg:x="20.264cm" svg:y="28.539cm" svg:viewBox="0 0 56 150" svg:d="M56 0h-15c-6 24-16 27-41 28v15h36v107h20z">
          <text:p/>
        </draw:path>
        <draw:path draw:style-name="gr19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9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19" draw:text-style-name="P3" draw:layer="layout" svg:width="0.022cm" svg:height="0.109cm" svg:x="20.791cm" svg:y="28.579cm" svg:viewBox="0 0 23 110" svg:d="M23 87h-23v23h23zM23 0h-23v22h23z">
          <text:p/>
        </draw:path>
        <draw:path draw:style-name="gr19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9" draw:text-style-name="P3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19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9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1" draw:text-style-name="P7" draw:layer="layout" svg:width="3.401cm" svg:height="0.213cm" svg:x="0.323cm" svg:y="28.534cm">
          <draw:text-box>
            <text:p text:style-name="P1"><text:span text:style-name="T3">kos86760_ch14_105-122.indd <text:s text:c="2"/>108</text:span></text:p>
          </draw:text-box>
        </draw:frame>
        <draw:frame draw:style-name="gr22" draw:text-style-name="P7" draw:layer="layout" svg:width="1.801cm" svg:height="0.213cm" svg:x="19.655cm" svg:y="28.534cm">
          <draw:text-box>
            <text:p text:style-name="P1"><text:span text:style-name="T3">09/01/17 <text:s text:c="2"/>4:59 PM</text:span></text:p>
          </draw:text-box>
        </draw:frame>
        <draw:frame draw:style-name="gr23" draw:text-style-name="P2" draw:layer="layout" svg:width="0.548cm" svg:height="0.48cm" svg:x="2.701cm" svg:y="8.044cm">
          <draw:text-box>
            <text:p text:style-name="P1"><text:span text:style-name="T1">bm</text:span></text:p>
          </draw:text-box>
        </draw:frame>
        <draw:frame draw:style-name="gr2" draw:text-style-name="P2" draw:layer="layout" svg:width="0.352cm" svg:height="0.48cm" svg:x="4.57cm" svg:y="8.044cm">
          <draw:text-box>
            <text:p text:style-name="P1"><text:span text:style-name="T1">i</text:span></text:p>
          </draw:text-box>
        </draw:frame>
        <draw:frame draw:style-name="gr2" draw:text-style-name="P2" draw:layer="layout" svg:width="0.352cm" svg:height="0.48cm" svg:x="5.663cm" svg:y="8.044cm">
          <draw:text-box>
            <text:p text:style-name="P1"><text:span text:style-name="T1">i</text:span><text:span text:style-name="T4">6</text:span></text:p>
          </draw:text-box>
        </draw:frame>
        <draw:frame draw:style-name="gr2" draw:text-style-name="P2" draw:layer="layout" svg:width="0.352cm" svg:height="0.48cm" svg:x="6.482cm" svg:y="8.044cm">
          <draw:text-box>
            <text:p text:style-name="P1"><text:span text:style-name="T1">ii</text:span><text:span text:style-name="T4">6</text:span></text:p>
          </draw:text-box>
        </draw:frame>
        <draw:frame draw:style-name="gr2" draw:text-style-name="P2" draw:layer="layout" svg:width="0.352cm" svg:height="0.48cm" svg:x="7.575cm" svg:y="8.044cm">
          <draw:text-box>
            <text:p text:style-name="P1"><text:span text:style-name="T1">V</text:span></text:p>
          </draw:text-box>
        </draw:frame>
        <draw:frame draw:style-name="gr2" draw:text-style-name="P2" draw:layer="layout" svg:width="0.352cm" svg:height="0.48cm" svg:x="8.326cm" svg:y="8.044cm">
          <draw:text-box>
            <text:p text:style-name="P1"><text:span text:style-name="T1">VI</text:span></text:p>
          </draw:text-box>
        </draw:frame>
        <draw:frame draw:style-name="gr2" draw:text-style-name="P2" draw:layer="layout" svg:width="0.352cm" svg:height="0.48cm" svg:x="9.103cm" svg:y="8.044cm">
          <draw:text-box>
            <text:p text:style-name="P1"><text:span text:style-name="T1">iv</text:span></text:p>
          </draw:text-box>
        </draw:frame>
        <draw:frame draw:style-name="gr2" draw:text-style-name="P2" draw:layer="layout" svg:width="0.352cm" svg:height="0.48cm" svg:x="9.846cm" svg:y="8.044cm">
          <draw:text-box>
            <text:p text:style-name="P1"><text:span text:style-name="T1">V</text:span></text:p>
          </draw:text-box>
        </draw:frame>
        <draw:frame draw:style-name="gr2" draw:text-style-name="P2" draw:layer="layout" svg:width="0.352cm" svg:height="0.48cm" svg:x="11.041cm" svg:y="8.044cm">
          <draw:text-box>
            <text:p text:style-name="P1"><text:span text:style-name="T1">i</text:span></text:p>
          </draw:text-box>
        </draw:frame>
        <draw:frame draw:style-name="gr2" draw:text-style-name="P2" draw:layer="layout" svg:width="0.352cm" svg:height="0.48cm" svg:x="4.571cm" svg:y="3.802cm">
          <draw:text-box>
            <text:p text:style-name="P1"><text:span text:style-name="T1">b</text:span></text:p>
          </draw:text-box>
        </draw:frame>
        <draw:frame draw:style-name="gr24" draw:text-style-name="P2" draw:layer="layout" svg:width="0.565cm" svg:height="0.48cm" svg:x="5.664cm" svg:y="3.802cm">
          <draw:text-box>
            <text:p text:style-name="P1"><text:span text:style-name="T1">b/d</text:span></text:p>
          </draw:text-box>
        </draw:frame>
        <draw:frame draw:style-name="gr25" draw:text-style-name="P2" draw:layer="layout" svg:width="0.853cm" svg:height="0.48cm" svg:x="6.483cm" svg:y="3.802cm">
          <draw:text-box>
            <text:p text:style-name="P1"><text:span text:style-name="T1">c#</text:span><text:span text:style-name="T4">o</text:span><text:span text:style-name="T5">/e</text:span></text:p>
          </draw:text-box>
        </draw:frame>
        <draw:frame draw:style-name="gr26" draw:text-style-name="P2" draw:layer="layout" svg:width="0.413cm" svg:height="0.48cm" svg:x="7.576cm" svg:y="3.802cm">
          <draw:text-box>
            <text:p text:style-name="P1"><text:span text:style-name="T1">F#</text:span></text:p>
          </draw:text-box>
        </draw:frame>
        <draw:frame draw:style-name="gr2" draw:text-style-name="P2" draw:layer="layout" svg:width="0.352cm" svg:height="0.48cm" svg:x="8.327cm" svg:y="3.802cm">
          <draw:text-box>
            <text:p text:style-name="P1"><text:span text:style-name="T1">G</text:span></text:p>
          </draw:text-box>
        </draw:frame>
        <draw:frame draw:style-name="gr2" draw:text-style-name="P2" draw:layer="layout" svg:width="0.352cm" svg:height="0.48cm" svg:x="9.104cm" svg:y="3.802cm">
          <draw:text-box>
            <text:p text:style-name="P1"><text:span text:style-name="T1">e</text:span></text:p>
          </draw:text-box>
        </draw:frame>
        <draw:frame draw:style-name="gr27" draw:text-style-name="P2" draw:layer="layout" svg:width="0.527cm" svg:height="0.48cm" svg:x="9.847cm" svg:y="3.802cm">
          <draw:text-box>
            <text:p text:style-name="P1"><text:span text:style-name="T1">F#</text:span><text:span text:style-name="T4">7</text:span></text:p>
          </draw:text-box>
        </draw:frame>
        <draw:frame draw:style-name="gr2" draw:text-style-name="P2" draw:layer="layout" svg:width="0.352cm" svg:height="0.48cm" svg:x="11.042cm" svg:y="3.802cm">
          <draw:text-box>
            <text:p text:style-name="P1"><text:span text:style-name="T1">b</text:span></text:p>
          </draw:text-box>
        </draw:frame>
        <draw:g>
          <draw:line draw:style-name="gr10" draw:text-style-name="P5" draw:layer="layout" svg:x1="4.699cm" svg:y1="5.702cm" svg:x2="4.699cm" svg:y2="5.11cm">
            <text:p/>
          </draw:line>
          <draw:path draw:style-name="gr9" draw:text-style-name="P4" draw:layer="layout" svg:width="0.256cm" svg:height="0.215cm" svg:x="4.69cm" svg:y="4.971cm" svg:viewBox="0 0 257 216" svg:d="M106 74c-39 22-94 57-71 93 22 31 79-3 120-27 52-31 89-63 72-91-24-39-99 13-121 25zM12 176c-68-123 180-238 234-137 66 118-174 244-234 137z">
            <text:p/>
          </draw:path>
        </draw:g>
        <draw:g>
          <draw:line draw:style-name="gr10" draw:text-style-name="P5" draw:layer="layout" svg:x1="4.95cm" svg:y1="4.015cm" svg:x2="4.95cm" svg:y2="4.607cm">
            <text:p/>
          </draw:line>
          <draw:path draw:style-name="gr9" draw:text-style-name="P4" draw:layer="layout" svg:width="0.256cm" svg:height="0.215cm" draw:transform="rotate (-3.14159265358979) translate (4.959cm 4.746cm)" svg:viewBox="0 0 257 216" svg:d="M106 74c-39 22-94 57-71 93 22 31 79-3 120-27 52-31 89-63 72-91-24-39-99 13-121 25zM12 176c-68-123 180-238 234-137 66 118-174 244-234 137z">
            <text:p/>
          </draw:path>
        </draw:g>
        <draw:g>
          <draw:line draw:style-name="gr10" draw:text-style-name="P5" draw:layer="layout" svg:x1="5.761cm" svg:y1="5.701cm" svg:x2="5.761cm" svg:y2="5.109cm">
            <text:p/>
          </draw:line>
          <draw:path draw:style-name="gr9" draw:text-style-name="P4" draw:layer="layout" svg:width="0.224cm" svg:height="0.182cm" svg:x="5.747cm" svg:y="4.986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5.958cm" svg:y1="4.184cm" svg:x2="5.958cm" svg:y2="4.776cm">
            <text:p/>
          </draw:line>
          <draw:path draw:style-name="gr9" draw:text-style-name="P4" draw:layer="layout" svg:width="0.224cm" svg:height="0.182cm" draw:transform="rotate (-3.14159265358979) translate (5.972cm 4.899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6.497cm" svg:y1="5.621cm" svg:x2="6.497cm" svg:y2="5.029cm">
            <text:p/>
          </draw:line>
          <draw:path draw:style-name="gr9" draw:text-style-name="P4" draw:layer="layout" svg:width="0.224cm" svg:height="0.182cm" svg:x="6.483cm" svg:y="4.906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6.694cm" svg:y1="4.104cm" svg:x2="6.694cm" svg:y2="4.696cm">
            <text:p/>
          </draw:line>
          <draw:path draw:style-name="gr9" draw:text-style-name="P4" draw:layer="layout" svg:width="0.224cm" svg:height="0.182cm" draw:transform="rotate (-3.14159265358979) translate (6.708cm 4.819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7.637cm" svg:y1="5.535cm" svg:x2="7.637cm" svg:y2="4.943cm">
            <text:p/>
          </draw:line>
          <draw:path draw:style-name="gr9" draw:text-style-name="P4" draw:layer="layout" svg:width="0.224cm" svg:height="0.182cm" svg:x="7.623cm" svg:y="4.82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7.834cm" svg:y1="4.105cm" svg:x2="7.834cm" svg:y2="4.697cm">
            <text:p/>
          </draw:line>
          <draw:path draw:style-name="gr9" draw:text-style-name="P4" draw:layer="layout" svg:width="0.224cm" svg:height="0.182cm" draw:transform="rotate (-3.14159265358979) translate (7.848cm 4.82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8.378cm" svg:y1="5.865cm" svg:x2="8.378cm" svg:y2="5.273cm">
            <text:p/>
          </draw:line>
          <draw:path draw:style-name="gr9" draw:text-style-name="P4" draw:layer="layout" svg:width="0.224cm" svg:height="0.182cm" svg:x="8.364cm" svg:y="5.15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8.574cm" svg:y1="4.184cm" svg:x2="8.574cm" svg:y2="4.776cm">
            <text:p/>
          </draw:line>
          <draw:path draw:style-name="gr9" draw:text-style-name="P4" draw:layer="layout" svg:width="0.224cm" svg:height="0.182cm" draw:transform="rotate (-3.14159265358979) translate (8.588cm 4.899cm)" svg:viewBox="0 0 225 183" svg:d="M209 26c32 36 14 93-40 130-54 35-123 37-154 2-31-34-13-92 40-129s123-38 154-3z">
            <text:p/>
          </draw:path>
        </draw:g>
        <draw:path draw:style-name="gr9" draw:text-style-name="P4" draw:layer="layout" svg:width="0.167cm" svg:height="0.541cm" svg:x="7.376cm" svg:y="4.63cm" svg:viewBox="0 0 168 542" svg:d="M114 202l-61 28v114l61-28zM114 511v-132l-61 29v134h-22v-121l-31 12v-65l31-12v-116l-31 12v-62l31-14v-141h22v131l61-28v-138h22v128l32-14v62l-32 14v116l32-14v62l-32 14v143z">
          <text:p/>
        </draw:path>
        <draw:g>
          <draw:line draw:style-name="gr10" draw:text-style-name="P5" draw:layer="layout" svg:x1="9.315cm" svg:y1="4.191cm" svg:x2="9.315cm" svg:y2="4.783cm">
            <text:p/>
          </draw:line>
          <draw:path draw:style-name="gr9" draw:text-style-name="P4" draw:layer="layout" svg:width="0.224cm" svg:height="0.182cm" draw:transform="rotate (-3.14159265358979) translate (9.329cm 4.906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9.118cm" svg:y1="5.621cm" svg:x2="9.118cm" svg:y2="5.029cm">
            <text:p/>
          </draw:line>
          <draw:path draw:style-name="gr9" draw:text-style-name="P4" draw:layer="layout" svg:width="0.224cm" svg:height="0.182cm" svg:x="9.104cm" svg:y="4.906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9.912cm" svg:y1="5.788cm" svg:x2="9.912cm" svg:y2="5.196cm">
            <text:p/>
          </draw:line>
          <draw:path draw:style-name="gr9" draw:text-style-name="P4" draw:layer="layout" svg:width="0.224cm" svg:height="0.182cm" svg:x="9.898cm" svg:y="5.073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10.109cm" svg:y1="4.282cm" svg:x2="10.109cm" svg:y2="4.874cm">
            <text:p/>
          </draw:line>
          <draw:path draw:style-name="gr9" draw:text-style-name="P4" draw:layer="layout" svg:width="0.224cm" svg:height="0.182cm" draw:transform="rotate (-3.14159265358979) translate (10.123cm 4.997cm)" svg:viewBox="0 0 225 183" svg:d="M209 26c32 36 14 93-40 130-54 35-123 37-154 2-31-34-13-92 40-129s123-38 154-3z">
            <text:p/>
          </draw:path>
        </draw:g>
        <draw:path draw:style-name="gr9" draw:text-style-name="P4" draw:layer="layout" svg:width="0.32cm" svg:height="0.209cm" svg:x="11.024cm" svg:y="5.156cm" svg:viewBox="0 0 321 210" svg:d="M179 190c62-8 47-55 43-88-4-44-27-81-80-80-33 0-60 11-49 80 7 46 29 95 86 88zM174 210c-106 2-176-45-174-108 2-69 71-101 148-102 77 0 162 30 172 102 9 57-62 107-146 108z">
          <text:p/>
        </draw:path>
        <draw:path draw:style-name="gr9" draw:text-style-name="P4" draw:layer="layout" svg:width="0.32cm" svg:height="0.209cm" svg:x="11.025cm" svg:y="4.983cm" svg:viewBox="0 0 321 210" svg:d="M179 190c62-8 47-55 43-88-4-44-27-81-80-80-33 0-60 11-49 80 7 46 29 95 86 88zM174 210c-106 2-176-45-174-108 2-69 71-101 148-102 77 0 162 30 172 102 9 57-62 107-146 108z">
          <text:p/>
        </draw:path>
        <draw:frame draw:style-name="gr23" draw:text-style-name="P2" draw:layer="layout" svg:width="0.548cm" svg:height="0.48cm" svg:x="2.702cm" svg:y="13.25cm">
          <draw:text-box>
            <text:p text:style-name="P1"><text:span text:style-name="T1">bm</text:span></text:p>
          </draw:text-box>
        </draw:frame>
        <draw:frame draw:style-name="gr2" draw:text-style-name="P2" draw:layer="layout" svg:width="0.352cm" svg:height="0.48cm" svg:x="4.571cm" svg:y="13.25cm">
          <draw:text-box>
            <text:p text:style-name="P1"><text:span text:style-name="T1">i</text:span></text:p>
          </draw:text-box>
        </draw:frame>
        <draw:frame draw:style-name="gr2" draw:text-style-name="P2" draw:layer="layout" svg:width="0.352cm" svg:height="0.48cm" svg:x="5.664cm" svg:y="13.25cm">
          <draw:text-box>
            <text:p text:style-name="P1"><text:span text:style-name="T1">i</text:span><text:span text:style-name="T4">6</text:span></text:p>
          </draw:text-box>
        </draw:frame>
        <draw:frame draw:style-name="gr2" draw:text-style-name="P2" draw:layer="layout" svg:width="0.352cm" svg:height="0.48cm" svg:x="6.483cm" svg:y="13.25cm">
          <draw:text-box>
            <text:p text:style-name="P1"><text:span text:style-name="T1">ii</text:span><text:span text:style-name="T4">6</text:span></text:p>
          </draw:text-box>
        </draw:frame>
        <draw:frame draw:style-name="gr2" draw:text-style-name="P2" draw:layer="layout" svg:width="0.352cm" svg:height="0.48cm" svg:x="7.576cm" svg:y="13.25cm">
          <draw:text-box>
            <text:p text:style-name="P1"><text:span text:style-name="T1">V</text:span></text:p>
          </draw:text-box>
        </draw:frame>
        <draw:frame draw:style-name="gr2" draw:text-style-name="P2" draw:layer="layout" svg:width="0.352cm" svg:height="0.48cm" svg:x="8.327cm" svg:y="13.25cm">
          <draw:text-box>
            <text:p text:style-name="P1"><text:span text:style-name="T1">VI</text:span></text:p>
          </draw:text-box>
        </draw:frame>
        <draw:frame draw:style-name="gr2" draw:text-style-name="P2" draw:layer="layout" svg:width="0.352cm" svg:height="0.48cm" svg:x="9.104cm" svg:y="13.25cm">
          <draw:text-box>
            <text:p text:style-name="P1"><text:span text:style-name="T1">iv</text:span></text:p>
          </draw:text-box>
        </draw:frame>
        <draw:frame draw:style-name="gr2" draw:text-style-name="P2" draw:layer="layout" svg:width="0.352cm" svg:height="0.48cm" svg:x="9.847cm" svg:y="13.25cm">
          <draw:text-box>
            <text:p text:style-name="P1"><text:span text:style-name="T1">V</text:span></text:p>
          </draw:text-box>
        </draw:frame>
        <draw:frame draw:style-name="gr2" draw:text-style-name="P2" draw:layer="layout" svg:width="0.352cm" svg:height="0.48cm" svg:x="11.042cm" svg:y="13.25cm">
          <draw:text-box>
            <text:p text:style-name="P1"><text:span text:style-name="T1">i</text:span></text:p>
          </draw:text-box>
        </draw:frame>
        <draw:frame draw:style-name="gr2" draw:text-style-name="P2" draw:layer="layout" svg:width="0.352cm" svg:height="0.48cm" svg:x="4.572cm" svg:y="9.008cm">
          <draw:text-box>
            <text:p text:style-name="P1"><text:span text:style-name="T1">b</text:span></text:p>
          </draw:text-box>
        </draw:frame>
        <draw:frame draw:style-name="gr24" draw:text-style-name="P2" draw:layer="layout" svg:width="0.565cm" svg:height="0.48cm" svg:x="5.665cm" svg:y="9.008cm">
          <draw:text-box>
            <text:p text:style-name="P1"><text:span text:style-name="T1">b/d</text:span></text:p>
          </draw:text-box>
        </draw:frame>
        <draw:frame draw:style-name="gr25" draw:text-style-name="P2" draw:layer="layout" svg:width="0.853cm" svg:height="0.48cm" svg:x="6.484cm" svg:y="9.008cm">
          <draw:text-box>
            <text:p text:style-name="P1"><text:span text:style-name="T1">c#</text:span><text:span text:style-name="T4">o</text:span><text:span text:style-name="T5">/e</text:span></text:p>
          </draw:text-box>
        </draw:frame>
        <draw:frame draw:style-name="gr26" draw:text-style-name="P2" draw:layer="layout" svg:width="0.413cm" svg:height="0.48cm" svg:x="7.577cm" svg:y="9.008cm">
          <draw:text-box>
            <text:p text:style-name="P1"><text:span text:style-name="T1">F#</text:span></text:p>
          </draw:text-box>
        </draw:frame>
        <draw:frame draw:style-name="gr2" draw:text-style-name="P2" draw:layer="layout" svg:width="0.352cm" svg:height="0.48cm" svg:x="8.328cm" svg:y="9.008cm">
          <draw:text-box>
            <text:p text:style-name="P1"><text:span text:style-name="T1">G</text:span></text:p>
          </draw:text-box>
        </draw:frame>
        <draw:frame draw:style-name="gr2" draw:text-style-name="P2" draw:layer="layout" svg:width="0.352cm" svg:height="0.48cm" svg:x="9.105cm" svg:y="9.008cm">
          <draw:text-box>
            <text:p text:style-name="P1"><text:span text:style-name="T1">e</text:span></text:p>
          </draw:text-box>
        </draw:frame>
        <draw:frame draw:style-name="gr27" draw:text-style-name="P2" draw:layer="layout" svg:width="0.527cm" svg:height="0.48cm" svg:x="9.848cm" svg:y="9.008cm">
          <draw:text-box>
            <text:p text:style-name="P1"><text:span text:style-name="T1">F#</text:span><text:span text:style-name="T4">7</text:span></text:p>
          </draw:text-box>
        </draw:frame>
        <draw:frame draw:style-name="gr2" draw:text-style-name="P2" draw:layer="layout" svg:width="0.352cm" svg:height="0.48cm" svg:x="11.043cm" svg:y="9.008cm">
          <draw:text-box>
            <text:p text:style-name="P1"><text:span text:style-name="T1">b</text:span></text:p>
          </draw:text-box>
        </draw:frame>
        <draw:path draw:style-name="gr6" draw:text-style-name="P3" draw:layer="layout" svg:width="0cm" svg:height="2.587cm" svg:x="7.29cm" svg:y="9.692cm" svg:viewBox="0 0 0 2588" svg:d="M0 730v-730M0 2588v-1882">
          <text:p/>
        </draw:path>
        <draw:g>
          <draw:line draw:style-name="gr10" draw:text-style-name="P5" draw:layer="layout" svg:x1="4.699cm" svg:y1="12.097cm" svg:x2="4.699cm" svg:y2="11.505cm">
            <text:p/>
          </draw:line>
          <draw:path draw:style-name="gr9" draw:text-style-name="P4" draw:layer="layout" svg:width="0.256cm" svg:height="0.215cm" svg:x="4.69cm" svg:y="11.366cm" svg:viewBox="0 0 257 216" svg:d="M106 74c-39 22-94 57-71 93 22 31 79-3 120-27 52-31 89-63 72-91-24-39-99 13-121 25zM12 176c-68-123 180-238 234-137 66 118-174 244-234 137z">
            <text:p/>
          </draw:path>
        </draw:g>
        <draw:g>
          <draw:line draw:style-name="gr10" draw:text-style-name="P5" draw:layer="layout" svg:x1="5.761cm" svg:y1="12.538cm" svg:x2="5.761cm" svg:y2="11.946cm">
            <text:p/>
          </draw:line>
          <draw:path draw:style-name="gr9" draw:text-style-name="P4" draw:layer="layout" svg:width="0.224cm" svg:height="0.182cm" svg:x="5.747cm" svg:y="11.823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6.52cm" svg:y1="12.45cm" svg:x2="6.52cm" svg:y2="11.858cm">
            <text:p/>
          </draw:line>
          <draw:path draw:style-name="gr9" draw:text-style-name="P4" draw:layer="layout" svg:width="0.224cm" svg:height="0.182cm" svg:x="6.505cm" svg:y="11.734cm" svg:viewBox="0 0 225 183" svg:d="M209 26c32 34 14 92-39 130-53 35-123 37-154 2-32-34-13-93 39-130 55-36 123-37 154-2z">
            <text:p/>
          </draw:path>
        </draw:g>
        <draw:g>
          <draw:line draw:style-name="gr10" draw:text-style-name="P5" draw:layer="layout" svg:x1="7.637cm" svg:y1="12.362cm" svg:x2="7.637cm" svg:y2="11.771cm">
            <text:p/>
          </draw:line>
          <draw:path draw:style-name="gr9" draw:text-style-name="P4" draw:layer="layout" svg:width="0.224cm" svg:height="0.182cm" svg:x="7.624cm" svg:y="11.646cm" svg:viewBox="0 0 225 183" svg:d="M209 26c32 35 13 93-40 129s-123 38-154 3-13-92 40-130c54-36 123-37 154-2z">
            <text:p/>
          </draw:path>
        </draw:g>
        <draw:g>
          <draw:line draw:style-name="gr10" draw:text-style-name="P5" draw:layer="layout" svg:x1="8.397cm" svg:y1="12.274cm" svg:x2="8.397cm" svg:y2="11.682cm">
            <text:p/>
          </draw:line>
          <draw:path draw:style-name="gr9" draw:text-style-name="P4" draw:layer="layout" svg:width="0.224cm" svg:height="0.182cm" svg:x="8.382cm" svg:y="11.558cm" svg:viewBox="0 0 225 183" svg:d="M209 25c32 35 14 94-41 130-52 36-122 37-153 3-31-35-13-94 40-130 54-36 122-37 154-3z">
            <text:p/>
          </draw:path>
        </draw:g>
        <draw:g>
          <draw:line draw:style-name="gr10" draw:text-style-name="P5" draw:layer="layout" svg:x1="9.155cm" svg:y1="12.45cm" svg:x2="9.155cm" svg:y2="11.859cm">
            <text:p/>
          </draw:line>
          <draw:path draw:style-name="gr9" draw:text-style-name="P4" draw:layer="layout" svg:width="0.224cm" svg:height="0.182cm" svg:x="9.141cm" svg:y="11.734cm" svg:viewBox="0 0 225 183" svg:d="M209 26c32 34 13 92-40 130-53 35-123 37-154 2-31-34-13-93 40-130 53-36 122-37 154-2z">
            <text:p/>
          </draw:path>
        </draw:g>
        <draw:g>
          <draw:line draw:style-name="gr10" draw:text-style-name="P5" draw:layer="layout" svg:x1="9.914cm" svg:y1="12.362cm" svg:x2="9.914cm" svg:y2="11.771cm">
            <text:p/>
          </draw:line>
          <draw:path draw:style-name="gr9" draw:text-style-name="P4" draw:layer="layout" svg:width="0.224cm" svg:height="0.182cm" svg:x="9.899cm" svg:y="11.646cm" svg:viewBox="0 0 225 183" svg:d="M209 26c32 35 14 93-40 129-52 36-122 38-154 3-31-35-13-92 41-130 54-36 122-37 153-2z">
            <text:p/>
          </draw:path>
        </draw:g>
        <draw:path draw:style-name="gr9" draw:text-style-name="P4" draw:layer="layout" svg:width="0.32cm" svg:height="0.209cm" svg:x="11.024cm" svg:y="11.985cm" svg:viewBox="0 0 321 210" svg:d="M179 190c62-8 47-55 43-88-4-44-27-81-80-80-33 0-60 11-49 80 7 46 29 95 86 88zM174 210c-106 2-176-45-174-108 2-69 71-101 148-102 77 0 162 30 172 102 9 57-62 107-146 108z">
          <text:p/>
        </draw:path>
        <draw:g>
          <draw:line draw:style-name="gr10" draw:text-style-name="P5" draw:layer="layout" svg:x1="4.7cm" svg:y1="10.951cm" svg:x2="4.7cm" svg:y2="10.359cm">
            <text:p/>
          </draw:line>
          <draw:path draw:style-name="gr9" draw:text-style-name="P4" draw:layer="layout" svg:width="0.256cm" svg:height="0.215cm" svg:x="4.691cm" svg:y="10.22cm" svg:viewBox="0 0 257 216" svg:d="M106 74c-39 22-94 57-71 93 22 31 79-3 120-27 52-31 89-63 72-91-24-39-99 13-121 25zM12 176c-68-123 180-238 234-137 66 118-174 244-234 137z">
            <text:p/>
          </draw:path>
        </draw:g>
        <draw:g>
          <draw:line draw:style-name="gr10" draw:text-style-name="P5" draw:layer="layout" svg:x1="4.951cm" svg:y1="9.264cm" svg:x2="4.951cm" svg:y2="9.856cm">
            <text:p/>
          </draw:line>
          <draw:path draw:style-name="gr9" draw:text-style-name="P4" draw:layer="layout" svg:width="0.256cm" svg:height="0.215cm" draw:transform="rotate (-3.14159265358979) translate (4.96cm 9.995cm)" svg:viewBox="0 0 257 216" svg:d="M106 74c-39 22-94 57-71 93 22 31 79-3 120-27 52-31 89-63 72-91-24-39-99 13-121 25zM12 176c-68-123 180-238 234-137 66 118-174 244-234 137z">
            <text:p/>
          </draw:path>
        </draw:g>
        <draw:g>
          <draw:line draw:style-name="gr10" draw:text-style-name="P5" draw:layer="layout" svg:x1="5.762cm" svg:y1="10.95cm" svg:x2="5.762cm" svg:y2="10.358cm">
            <text:p/>
          </draw:line>
          <draw:path draw:style-name="gr9" draw:text-style-name="P4" draw:layer="layout" svg:width="0.224cm" svg:height="0.182cm" svg:x="5.748cm" svg:y="10.235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5.959cm" svg:y1="9.433cm" svg:x2="5.959cm" svg:y2="10.025cm">
            <text:p/>
          </draw:line>
          <draw:path draw:style-name="gr9" draw:text-style-name="P4" draw:layer="layout" svg:width="0.224cm" svg:height="0.182cm" draw:transform="rotate (-3.14159265358979) translate (5.973cm 10.148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6.505cm" svg:y1="10.846cm" svg:x2="6.505cm" svg:y2="10.254cm">
            <text:p/>
          </draw:line>
          <draw:path draw:style-name="gr9" draw:text-style-name="P4" draw:layer="layout" svg:width="0.224cm" svg:height="0.182cm" svg:x="6.491cm" svg:y="10.131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6.695cm" svg:y1="9.352cm" svg:x2="6.695cm" svg:y2="9.944cm">
            <text:p/>
          </draw:line>
          <draw:path draw:style-name="gr9" draw:text-style-name="P4" draw:layer="layout" svg:width="0.224cm" svg:height="0.182cm" draw:transform="rotate (-3.14159265358979) translate (6.709cm 10.067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7.666cm" svg:y1="10.943cm" svg:x2="7.666cm" svg:y2="10.351cm">
            <text:p/>
          </draw:line>
          <draw:path draw:style-name="gr9" draw:text-style-name="P4" draw:layer="layout" svg:width="0.224cm" svg:height="0.182cm" svg:x="7.652cm" svg:y="10.228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7.863cm" svg:y1="9.513cm" svg:x2="7.863cm" svg:y2="10.105cm">
            <text:p/>
          </draw:line>
          <draw:path draw:style-name="gr9" draw:text-style-name="P4" draw:layer="layout" svg:width="0.224cm" svg:height="0.182cm" draw:transform="rotate (-3.14159265358979) translate (7.877cm 10.228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8.387cm" svg:y1="11.121cm" svg:x2="8.387cm" svg:y2="10.529cm">
            <text:p/>
          </draw:line>
          <draw:path draw:style-name="gr9" draw:text-style-name="P4" draw:layer="layout" svg:width="0.224cm" svg:height="0.182cm" svg:x="8.373cm" svg:y="10.406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8.561cm" svg:y1="9.413cm" svg:x2="8.561cm" svg:y2="10.005cm">
            <text:p/>
          </draw:line>
          <draw:path draw:style-name="gr9" draw:text-style-name="P4" draw:layer="layout" svg:width="0.224cm" svg:height="0.182cm" draw:transform="rotate (-3.14159265358979) translate (8.575cm 10.128cm)" svg:viewBox="0 0 225 183" svg:d="M209 26c32 36 14 93-40 130-54 35-123 37-154 2-31-34-13-92 40-129s123-38 154-3z">
            <text:p/>
          </draw:path>
        </draw:g>
        <draw:path draw:style-name="gr9" draw:text-style-name="P4" draw:layer="layout" svg:width="0.167cm" svg:height="0.541cm" svg:x="7.41cm" svg:y="9.881cm" svg:viewBox="0 0 168 542" svg:d="M114 202l-61 28v114l61-28zM114 511v-132l-61 29v134h-22v-121l-31 12v-65l31-12v-116l-31 12v-62l31-14v-141h22v131l61-28v-138h22v128l32-14v62l-32 14v116l32-14v62l-32 14v143z">
          <text:p/>
        </draw:path>
        <draw:g>
          <draw:line draw:style-name="gr10" draw:text-style-name="P5" draw:layer="layout" svg:x1="9.338cm" svg:y1="9.419cm" svg:x2="9.338cm" svg:y2="10.011cm">
            <text:p/>
          </draw:line>
          <draw:path draw:style-name="gr9" draw:text-style-name="P4" draw:layer="layout" svg:width="0.224cm" svg:height="0.182cm" draw:transform="rotate (-3.14159265358979) translate (9.352cm 10.134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9.133cm" svg:y1="10.849cm" svg:x2="9.133cm" svg:y2="10.257cm">
            <text:p/>
          </draw:line>
          <draw:path draw:style-name="gr9" draw:text-style-name="P4" draw:layer="layout" svg:width="0.224cm" svg:height="0.182cm" svg:x="9.119cm" svg:y="10.134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9.913cm" svg:y1="11.037cm" svg:x2="9.913cm" svg:y2="10.445cm">
            <text:p/>
          </draw:line>
          <draw:path draw:style-name="gr9" draw:text-style-name="P4" draw:layer="layout" svg:width="0.224cm" svg:height="0.182cm" svg:x="9.899cm" svg:y="10.322cm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10.11cm" svg:y1="9.348cm" svg:x2="10.11cm" svg:y2="9.94cm">
            <text:p/>
          </draw:line>
          <draw:path draw:style-name="gr9" draw:text-style-name="P4" draw:layer="layout" svg:width="0.224cm" svg:height="0.182cm" draw:transform="rotate (-3.14159265358979) translate (10.124cm 10.063cm)" svg:viewBox="0 0 225 183" svg:d="M209 26c32 36 14 93-40 130-54 35-123 37-154 2-31-34-13-92 40-129s123-38 154-3z">
            <text:p/>
          </draw:path>
        </draw:g>
        <draw:path draw:style-name="gr9" draw:text-style-name="P4" draw:layer="layout" svg:width="0.32cm" svg:height="0.209cm" svg:x="11.021cm" svg:y="9.942cm" svg:viewBox="0 0 321 210" svg:d="M179 190c62-8 47-55 43-88-4-44-27-81-80-80-33 0-60 11-49 80 7 46 29 95 86 88zM174 210c-106 2-176-45-174-108 2-69 71-101 148-102 77 0 162 30 172 102 9 57-62 107-146 108z">
          <text:p/>
        </draw:path>
        <draw:path draw:style-name="gr9" draw:text-style-name="P4" draw:layer="layout" svg:width="0.32cm" svg:height="0.209cm" svg:x="11.026cm" svg:y="10.388cm" svg:viewBox="0 0 321 210" svg:d="M179 190c62-8 47-55 43-88-4-44-27-81-80-80-33 0-60 11-49 80 7 46 29 95 86 88zM174 210c-106 2-176-45-174-108 2-69 71-101 148-102 77 0 162 30 172 102 9 57-62 107-146 108z">
          <text:p/>
        </draw:path>
        <draw:g>
          <draw:line draw:style-name="gr10" draw:text-style-name="P5" draw:layer="layout" svg:x1="4.951cm" svg:y1="10.635cm" svg:x2="4.951cm" svg:y2="11.227cm">
            <text:p/>
          </draw:line>
          <draw:path draw:style-name="gr9" draw:text-style-name="P4" draw:layer="layout" svg:width="0.256cm" svg:height="0.215cm" draw:transform="rotate (-3.14159265358979) translate (4.96cm 11.366cm)" svg:viewBox="0 0 257 216" svg:d="M106 74c-39 22-94 57-71 93 22 31 79-3 120-27 52-31 89-63 72-91-24-39-99 13-121 25zM12 176c-68-123 180-238 234-137 66 118-174 244-234 137z">
            <text:p/>
          </draw:path>
        </draw:g>
        <draw:line draw:style-name="gr10" draw:text-style-name="P5" draw:layer="layout" svg:x1="4.544cm" svg:y1="11.36cm" svg:x2="5.104cm" svg:y2="11.354cm">
          <text:p/>
        </draw:line>
        <draw:g>
          <draw:line draw:style-name="gr10" draw:text-style-name="P5" draw:layer="layout" svg:x1="5.953cm" svg:y1="10.645cm" svg:x2="5.953cm" svg:y2="11.237cm">
            <text:p/>
          </draw:line>
          <draw:path draw:style-name="gr9" draw:text-style-name="P4" draw:layer="layout" svg:width="0.224cm" svg:height="0.182cm" draw:transform="rotate (-3.14159265358979) translate (5.967cm 11.36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6.716cm" svg:y1="10.733cm" svg:x2="6.716cm" svg:y2="11.325cm">
            <text:p/>
          </draw:line>
          <draw:path draw:style-name="gr9" draw:text-style-name="P4" draw:layer="layout" svg:width="0.224cm" svg:height="0.182cm" draw:transform="rotate (-3.14159265358979) translate (6.73cm 11.448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7.821cm" svg:y1="10.748cm" svg:x2="7.821cm" svg:y2="11.34cm">
            <text:p/>
          </draw:line>
          <draw:path draw:style-name="gr9" draw:text-style-name="P4" draw:layer="layout" svg:width="0.224cm" svg:height="0.182cm" draw:transform="rotate (-3.14159265358979) translate (7.835cm 11.463cm)" svg:viewBox="0 0 225 183" svg:d="M209 26c32 36 14 93-40 130-54 35-123 37-154 2-31-34-13-92 40-129s123-38 154-3z">
            <text:p/>
          </draw:path>
        </draw:g>
        <draw:line draw:style-name="gr10" draw:text-style-name="P5" draw:layer="layout" svg:x1="6.32cm" svg:y1="11.36cm" svg:x2="6.88cm" svg:y2="11.354cm">
          <text:p/>
        </draw:line>
        <draw:line draw:style-name="gr10" draw:text-style-name="P5" draw:layer="layout" svg:x1="5.586cm" svg:y1="11.36cm" svg:x2="6.146cm" svg:y2="11.354cm">
          <text:p/>
        </draw:line>
        <draw:g>
          <draw:line draw:style-name="gr10" draw:text-style-name="P5" draw:layer="layout" svg:x1="8.598cm" svg:y1="10.843cm" svg:x2="8.598cm" svg:y2="11.435cm">
            <text:p/>
          </draw:line>
          <draw:path draw:style-name="gr9" draw:text-style-name="P4" draw:layer="layout" svg:width="0.224cm" svg:height="0.182cm" draw:transform="rotate (-3.14159265358979) translate (8.612cm 11.558cm)" svg:viewBox="0 0 225 183" svg:d="M209 26c32 36 14 93-40 130-54 35-123 37-154 2-31-34-13-92 40-129s123-38 154-3z">
            <text:p/>
          </draw:path>
        </draw:g>
        <draw:line draw:style-name="gr10" draw:text-style-name="P5" draw:layer="layout" svg:x1="8.199cm" svg:y1="11.361cm" svg:x2="8.759cm" svg:y2="11.355cm">
          <text:p/>
        </draw:line>
        <draw:line draw:style-name="gr10" draw:text-style-name="P5" draw:layer="layout" svg:x1="7.439cm" svg:y1="11.367cm" svg:x2="7.999cm" svg:y2="11.361cm">
          <text:p/>
        </draw:line>
        <draw:g>
          <draw:line draw:style-name="gr10" draw:text-style-name="P5" draw:layer="layout" svg:x1="9.344cm" svg:y1="10.845cm" svg:x2="9.344cm" svg:y2="11.437cm">
            <text:p/>
          </draw:line>
          <draw:path draw:style-name="gr9" draw:text-style-name="P4" draw:layer="layout" svg:width="0.224cm" svg:height="0.182cm" draw:transform="rotate (-3.14159265358979) translate (9.358cm 11.56cm)" svg:viewBox="0 0 225 183" svg:d="M209 26c32 36 14 93-40 130-54 35-123 37-154 2-31-34-13-92 40-129s123-38 154-3z">
            <text:p/>
          </draw:path>
        </draw:g>
        <draw:g>
          <draw:line draw:style-name="gr10" draw:text-style-name="P5" draw:layer="layout" svg:x1="10.11cm" svg:y1="10.931cm" svg:x2="10.11cm" svg:y2="11.523cm">
            <text:p/>
          </draw:line>
          <draw:path draw:style-name="gr9" draw:text-style-name="P4" draw:layer="layout" svg:width="0.224cm" svg:height="0.182cm" draw:transform="rotate (-3.14159265358979) translate (10.124cm 11.646cm)" svg:viewBox="0 0 225 183" svg:d="M209 26c32 36 14 93-40 130-54 35-123 37-154 2-31-34-13-92 40-129s123-38 154-3z">
            <text:p/>
          </draw:path>
        </draw:g>
        <draw:path draw:style-name="gr9" draw:text-style-name="P4" draw:layer="layout" svg:width="0.32cm" svg:height="0.209cm" svg:x="11.035cm" svg:y="11.366cm" svg:viewBox="0 0 321 210" svg:d="M179 190c62-8 47-55 43-88-4-44-27-81-80-80-33 0-60 11-49 80 7 46 29 95 86 88zM174 210c-106 2-176-45-174-108 2-69 71-101 148-102 77 0 162 30 172 102 9 57-62 107-146 108z">
          <text:p/>
        </draw:path>
        <draw:frame draw:style-name="gr23" draw:text-style-name="P2" draw:layer="layout" svg:width="0.548cm" svg:height="0.48cm" svg:x="2.702cm" svg:y="22.717cm">
          <draw:text-box>
            <text:p text:style-name="P1"><text:span text:style-name="T1">G</text:span></text:p>
          </draw:text-box>
        </draw:frame>
        <draw:frame draw:style-name="gr23" draw:text-style-name="P2" draw:layer="layout" svg:width="0.548cm" svg:height="0.48cm" svg:x="4.374cm" svg:y="22.717cm">
          <draw:text-box>
            <text:p text:style-name="P1"><text:span text:style-name="T1">I</text:span></text:p>
          </draw:text-box>
        </draw:frame>
        <draw:frame draw:style-name="gr23" draw:text-style-name="P9" draw:layer="layout" svg:width="0.548cm" svg:height="0.48cm" svg:x="6.607cm" svg:y="22.717cm">
          <draw:text-box>
            <text:p text:style-name="P8"><text:span text:style-name="T4">6</text:span></text:p>
          </draw:text-box>
        </draw:frame>
        <draw:frame draw:style-name="gr23" draw:text-style-name="P11" draw:layer="layout" svg:width="0.548cm" svg:height="0.48cm" svg:x="8.363cm" svg:y="22.717cm">
          <draw:text-box>
            <text:p text:style-name="P10"><text:span text:style-name="T5">IV</text:span></text:p>
          </draw:text-box>
        </draw:frame>
        <draw:frame draw:style-name="gr23" draw:text-style-name="P11" draw:layer="layout" svg:width="0.548cm" svg:height="0.48cm" svg:x="12.115cm" svg:y="22.717cm">
          <draw:text-box>
            <text:p text:style-name="P10"><text:span text:style-name="T5">I</text:span><text:span text:style-name="T4">64</text:span></text:p>
          </draw:text-box>
        </draw:frame>
        <draw:frame draw:style-name="gr23" draw:text-style-name="P11" draw:layer="layout" svg:width="0.548cm" svg:height="0.48cm" svg:x="14.28cm" svg:y="22.717cm">
          <draw:text-box>
            <text:p text:style-name="P10"><text:span text:style-name="T5">V</text:span><text:span text:style-name="T4">7</text:span></text:p>
          </draw:text-box>
        </draw:frame>
        <draw:frame draw:style-name="gr23" draw:text-style-name="P11" draw:layer="layout" svg:width="0.548cm" svg:height="0.48cm" svg:x="16.493cm" svg:y="22.717cm">
          <draw:text-box>
            <text:p text:style-name="P10"><text:span text:style-name="T1">I</text:span></text:p>
          </draw:text-box>
        </draw:frame>
        <draw:g>
          <draw:line draw:style-name="gr10" draw:text-style-name="P5" draw:layer="layout" svg:x1="4.733cm" svg:y1="17.608cm" svg:x2="4.733cm" svg:y2="18.199cm">
            <text:p/>
          </draw:line>
          <draw:path draw:style-name="gr9" draw:text-style-name="P4" draw:layer="layout" svg:width="0.257cm" svg:height="0.216cm" draw:transform="rotate (-3.14159265358979) translate (4.741cm 18.338cm)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4.518cm" svg:y1="20.54cm" svg:x2="4.518cm" svg:y2="19.949cm">
            <text:p/>
          </draw:line>
          <draw:path draw:style-name="gr9" draw:text-style-name="P4" draw:layer="layout" svg:width="0.257cm" svg:height="0.216cm" svg:x="4.51cm" svg:y="19.81cm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5.307cm" svg:y1="17.788cm" svg:x2="5.307cm" svg:y2="18.379cm">
            <text:p/>
          </draw:line>
          <draw:path draw:style-name="gr9" draw:text-style-name="P4" draw:layer="layout" svg:width="0.257cm" svg:height="0.216cm" draw:transform="rotate (-3.14159265358979) translate (5.315cm 18.518cm)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5.06cm" svg:y1="20.54cm" svg:x2="5.06cm" svg:y2="19.949cm">
            <text:p/>
          </draw:line>
          <draw:path draw:style-name="gr9" draw:text-style-name="P4" draw:layer="layout" svg:width="0.257cm" svg:height="0.216cm" svg:x="5.052cm" svg:y="19.81cm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6.241cm" svg:y1="17.777cm" svg:x2="6.241cm" svg:y2="18.368cm">
            <text:p/>
          </draw:line>
          <draw:path draw:style-name="gr9" draw:text-style-name="P4" draw:layer="layout" svg:width="0.224cm" svg:height="0.182cm" draw:transform="rotate (-3.14159265358979) translate (6.255cm 18.492cm)" svg:viewBox="0 0 225 183" svg:d="M209 26c32 34 14 93-40 130-53 35-123 37-154 2-31-34-13-93 40-130 54-36 123-37 154-2z">
            <text:p/>
          </draw:path>
        </draw:g>
        <draw:g>
          <draw:line draw:style-name="gr10" draw:text-style-name="P5" draw:layer="layout" svg:x1="6.006cm" svg:y1="20.533cm" svg:x2="6.006cm" svg:y2="19.942cm">
            <text:p/>
          </draw:line>
          <draw:path draw:style-name="gr9" draw:text-style-name="P4" draw:layer="layout" svg:width="0.257cm" svg:height="0.216cm" svg:x="5.998cm" svg:y="19.803cm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6.625cm" svg:y1="17.778cm" svg:x2="6.625cm" svg:y2="18.369cm">
            <text:p/>
          </draw:line>
          <draw:path draw:style-name="gr9" draw:text-style-name="P4" draw:layer="layout" svg:width="0.224cm" svg:height="0.182cm" draw:transform="rotate (-3.14159265358979) translate (6.639cm 18.493cm)" svg:viewBox="0 0 225 183" svg:d="M209 26c32 34 14 93-40 130-53 35-123 37-154 2-31-34-13-93 40-130 54-36 123-37 154-2z">
            <text:p/>
          </draw:path>
        </draw:g>
        <draw:g>
          <draw:line draw:style-name="gr10" draw:text-style-name="P5" draw:layer="layout" svg:x1="7.136cm" svg:y1="20.705cm" svg:x2="7.136cm" svg:y2="20.114cm">
            <text:p/>
          </draw:line>
          <draw:path draw:style-name="gr9" draw:text-style-name="P4" draw:layer="layout" svg:width="0.257cm" svg:height="0.216cm" svg:x="7.128cm" svg:y="19.975cm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7.365cm" svg:y1="18.052cm" svg:x2="7.365cm" svg:y2="18.643cm">
            <text:p/>
          </draw:line>
          <draw:path draw:style-name="gr9" draw:text-style-name="P4" draw:layer="layout" svg:width="0.224cm" svg:height="0.182cm" draw:transform="rotate (-3.14159265358979) translate (7.379cm 18.767cm)" svg:viewBox="0 0 225 183" svg:d="M209 26c32 34 14 93-40 130-53 35-123 37-154 2-31-34-13-93 40-130 54-36 123-37 154-2z">
            <text:p/>
          </draw:path>
        </draw:g>
        <draw:g>
          <draw:line draw:style-name="gr10" draw:text-style-name="P5" draw:layer="layout" svg:x1="7.67cm" svg:y1="17.788cm" svg:x2="7.67cm" svg:y2="18.379cm">
            <text:p/>
          </draw:line>
          <draw:path draw:style-name="gr9" draw:text-style-name="P4" draw:layer="layout" svg:width="0.224cm" svg:height="0.182cm" draw:transform="rotate (-3.14159265358979) translate (7.684cm 18.503cm)" svg:viewBox="0 0 225 183" svg:d="M209 26c32 34 14 93-40 130-53 35-123 37-154 2-31-34-13-93 40-130 54-36 123-37 154-2z">
            <text:p/>
          </draw:path>
        </draw:g>
        <draw:g>
          <draw:line draw:style-name="gr10" draw:text-style-name="P5" draw:layer="layout" svg:x1="8.673cm" svg:y1="18.723cm" svg:x2="8.673cm" svg:y2="18.132cm">
            <text:p/>
          </draw:line>
          <draw:path draw:style-name="gr9" draw:text-style-name="P4" draw:layer="layout" svg:width="0.257cm" svg:height="0.215cm" svg:x="8.427cm" svg:y="18.647cm" svg:viewBox="0 0 258 216" svg:d="M106 73c-40 22-94 58-70 93 20 31 78-3 118-27 53-30 90-63 73-91-23-39-100 13-121 25zM12 175c-68-122 180-237 235-138 65 119-176 246-235 138z">
            <text:p/>
          </draw:path>
        </draw:g>
        <draw:g>
          <draw:line draw:style-name="gr10" draw:text-style-name="P5" draw:layer="layout" svg:x1="8.686cm" svg:y1="19.641cm" svg:x2="8.686cm" svg:y2="20.232cm">
            <text:p/>
          </draw:line>
          <draw:path draw:style-name="gr9" draw:text-style-name="P4" draw:layer="layout" svg:width="0.257cm" svg:height="0.216cm" draw:transform="rotate (-3.14159265358979) translate (8.694cm 20.371cm)" svg:viewBox="0 0 258 217" svg:d="M106 74c-40 21-94 57-70 92 20 32 77-2 118-27 52-30 90-63 72-90-23-38-99 13-120 25zM12 176c-69-123 179-238 235-138 65 119-176 245-235 138z">
            <text:p/>
          </draw:path>
        </draw:g>
        <draw:line draw:style-name="gr10" draw:text-style-name="P5" draw:layer="layout" svg:x1="8.241cm" svg:y1="18.749cm" svg:x2="8.876cm" svg:y2="18.749cm">
          <text:p/>
        </draw:line>
        <draw:g>
          <draw:line draw:style-name="gr10" draw:text-style-name="P5" draw:layer="layout" svg:x1="9.981cm" svg:y1="20.629cm" svg:x2="9.981cm" svg:y2="20.038cm">
            <text:p/>
          </draw:line>
          <draw:path draw:style-name="gr9" draw:text-style-name="P4" draw:layer="layout" svg:width="0.257cm" svg:height="0.216cm" svg:x="9.973cm" svg:y="19.899cm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10.645cm" svg:y1="18.562cm" svg:x2="10.645cm" svg:y2="17.971cm">
            <text:p/>
          </draw:line>
          <draw:path draw:style-name="gr9" draw:text-style-name="P4" draw:layer="layout" svg:width="0.257cm" svg:height="0.215cm" svg:x="10.399cm" svg:y="18.486cm" svg:viewBox="0 0 258 216" svg:d="M106 73c-40 22-94 58-70 93 20 31 78-3 118-27 53-30 90-63 73-91-23-39-100 13-121 25zM12 175c-68-122 180-237 235-138 65 119-176 246-235 138z">
            <text:p/>
          </draw:path>
        </draw:g>
        <draw:g>
          <draw:line draw:style-name="gr10" draw:text-style-name="P5" draw:layer="layout" svg:x1="10.88cm" svg:y1="20.61cm" svg:x2="10.88cm" svg:y2="20.019cm">
            <text:p/>
          </draw:line>
          <draw:path draw:style-name="gr9" draw:text-style-name="P4" draw:layer="layout" svg:width="0.257cm" svg:height="0.216cm" svg:x="10.872cm" svg:y="19.88cm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10.157cm" svg:y1="17.781cm" svg:x2="10.157cm" svg:y2="18.372cm">
            <text:p/>
          </draw:line>
          <draw:path draw:style-name="gr9" draw:text-style-name="P4" draw:layer="layout" svg:width="0.224cm" svg:height="0.182cm" draw:transform="rotate (-3.14159265358979) translate (10.171cm 18.496cm)" svg:viewBox="0 0 225 183" svg:d="M209 26c32 34 14 93-40 130-53 35-123 37-154 2-31-34-13-93 40-130 54-36 123-37 154-2z">
            <text:p/>
          </draw:path>
        </draw:g>
        <draw:g>
          <draw:line draw:style-name="gr10" draw:text-style-name="P5" draw:layer="layout" svg:x1="11.54cm" svg:y1="17.775cm" svg:x2="11.54cm" svg:y2="18.366cm">
            <text:p/>
          </draw:line>
          <draw:path draw:style-name="gr9" draw:text-style-name="P4" draw:layer="layout" svg:width="0.224cm" svg:height="0.182cm" draw:transform="rotate (-3.14159265358979) translate (11.554cm 18.49cm)" svg:viewBox="0 0 225 183" svg:d="M209 26c32 34 14 93-40 130-53 35-123 37-154 2-31-34-13-93 40-130 54-36 123-37 154-2z">
            <text:p/>
          </draw:path>
        </draw:g>
        <draw:g>
          <draw:line draw:style-name="gr10" draw:text-style-name="P5" draw:layer="layout" svg:x1="12.352cm" svg:y1="18.375cm" svg:x2="12.352cm" svg:y2="17.784cm">
            <text:p/>
          </draw:line>
          <draw:path draw:style-name="gr9" draw:text-style-name="P4" draw:layer="layout" svg:width="0.257cm" svg:height="0.215cm" svg:x="12.106cm" svg:y="18.299cm" svg:viewBox="0 0 258 216" svg:d="M106 73c-40 22-94 58-70 93 20 31 78-3 118-27 53-30 90-63 73-91-23-39-100 13-121 25zM12 175c-68-122 180-237 235-138 65 119-176 246-235 138z">
            <text:p/>
          </draw:path>
        </draw:g>
        <draw:g>
          <draw:line draw:style-name="gr10" draw:text-style-name="P5" draw:layer="layout" svg:x1="12.346cm" svg:y1="19.46cm" svg:x2="12.346cm" svg:y2="20.051cm">
            <text:p/>
          </draw:line>
          <draw:path draw:style-name="gr9" draw:text-style-name="P4" draw:layer="layout" svg:width="0.257cm" svg:height="0.216cm" draw:transform="rotate (-3.14159265358979) translate (12.354cm 20.19cm)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13.214cm" svg:y1="18.385cm" svg:x2="13.214cm" svg:y2="17.794cm">
            <text:p/>
          </draw:line>
          <draw:path draw:style-name="gr9" draw:text-style-name="P4" draw:layer="layout" svg:width="0.257cm" svg:height="0.215cm" svg:x="12.968cm" svg:y="18.309cm" svg:viewBox="0 0 258 216" svg:d="M106 73c-40 22-94 58-70 93 20 31 78-3 118-27 53-30 90-63 73-91-23-39-100 13-121 25zM12 175c-68-122 180-237 235-138 65 119-176 246-235 138z">
            <text:p/>
          </draw:path>
        </draw:g>
        <draw:g>
          <draw:line draw:style-name="gr10" draw:text-style-name="P5" draw:layer="layout" svg:x1="13.003cm" svg:y1="20.521cm" svg:x2="13.003cm" svg:y2="19.93cm">
            <text:p/>
          </draw:line>
          <draw:path draw:style-name="gr9" draw:text-style-name="P4" draw:layer="layout" svg:width="0.257cm" svg:height="0.216cm" svg:x="12.995cm" svg:y="19.791cm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14.528cm" svg:y1="18.265cm" svg:x2="14.528cm" svg:y2="17.674cm">
            <text:p/>
          </draw:line>
          <draw:path draw:style-name="gr9" draw:text-style-name="P4" draw:layer="layout" svg:width="0.257cm" svg:height="0.215cm" svg:x="14.282cm" svg:y="18.189cm" svg:viewBox="0 0 258 216" svg:d="M106 73c-40 22-94 58-70 93 20 31 78-3 118-27 53-30 90-63 73-91-23-39-100 13-121 25zM12 175c-68-122 180-237 235-138 65 119-176 246-235 138z">
            <text:p/>
          </draw:path>
        </draw:g>
        <draw:g>
          <draw:line draw:style-name="gr10" draw:text-style-name="P5" draw:layer="layout" svg:x1="15.39cm" svg:y1="18.467cm" svg:x2="15.39cm" svg:y2="17.876cm">
            <text:p/>
          </draw:line>
          <draw:path draw:style-name="gr9" draw:text-style-name="P4" draw:layer="layout" svg:width="0.257cm" svg:height="0.215cm" svg:x="15.144cm" svg:y="18.391cm" svg:viewBox="0 0 258 216" svg:d="M106 73c-40 22-94 58-70 93 20 31 78-3 118-27 53-30 90-63 73-91-23-39-100 13-121 25zM12 175c-68-122 180-237 235-138 65 119-176 246-235 138z">
            <text:p/>
          </draw:path>
        </draw:g>
        <draw:g>
          <draw:line draw:style-name="gr10" draw:text-style-name="P5" draw:layer="layout" svg:x1="16.643cm" svg:y1="18.052cm" svg:x2="16.643cm" svg:y2="18.642cm">
            <text:p/>
          </draw:line>
          <draw:path draw:style-name="gr9" draw:text-style-name="P4" draw:layer="layout" svg:width="0.224cm" svg:height="0.182cm" draw:transform="rotate (-3.14159265358979) translate (16.657cm 18.767cm)" svg:viewBox="0 0 225 183" svg:d="M209 25c32 36 14 94-41 130-53 36-122 37-153 3-31-35-13-93 40-130 54-36 122-37 154-3z">
            <text:p/>
          </draw:path>
        </draw:g>
        <draw:g>
          <draw:line draw:style-name="gr10" draw:text-style-name="P5" draw:layer="layout" svg:x1="16.434cm" svg:y1="20.696cm" svg:x2="16.434cm" svg:y2="20.106cm">
            <text:p/>
          </draw:line>
          <draw:path draw:style-name="gr9" draw:text-style-name="P4" draw:layer="layout" svg:width="0.224cm" svg:height="0.182cm" svg:x="16.42cm" svg:y="19.981cm" svg:viewBox="0 0 225 183" svg:d="M209 25c32 36 14 94-41 130-53 36-122 37-153 3-31-35-13-93 40-130 54-36 122-37 154-3z">
            <text:p/>
          </draw:path>
        </draw:g>
        <draw:g>
          <draw:line draw:style-name="gr10" draw:text-style-name="P5" draw:layer="layout" svg:x1="14.308cm" svg:y1="20.347cm" svg:x2="14.308cm" svg:y2="19.756cm">
            <text:p/>
          </draw:line>
          <draw:path draw:style-name="gr9" draw:text-style-name="P4" draw:layer="layout" svg:width="0.257cm" svg:height="0.216cm" svg:x="14.3cm" svg:y="19.617cm" svg:viewBox="0 0 258 217" svg:d="M106 74c-40 21-94 57-70 92 20 32 77-2 118-27 52-30 90-63 72-90-23-38-99 13-120 25zM12 176c-69-123 179-238 235-138 65 119-176 245-235 138z">
            <text:p/>
          </draw:path>
        </draw:g>
        <draw:g>
          <draw:line draw:style-name="gr10" draw:text-style-name="P5" draw:layer="layout" svg:x1="15.174cm" svg:y1="20.6cm" svg:x2="15.174cm" svg:y2="20.009cm">
            <text:p/>
          </draw:line>
          <draw:path draw:style-name="gr9" draw:text-style-name="P4" draw:layer="layout" svg:width="0.257cm" svg:height="0.216cm" svg:x="15.166cm" svg:y="19.87cm" svg:viewBox="0 0 258 217" svg:d="M106 74c-40 21-94 57-70 92 20 32 77-2 118-27 52-30 90-63 72-90-23-38-99 13-120 25zM12 176c-69-123 179-238 235-138 65 119-176 245-235 138z">
            <text:p/>
          </draw:path>
        </draw:g>
        <draw:path draw:style-name="gr9" draw:text-style-name="P4" draw:layer="layout" svg:width="0.183cm" svg:height="0.559cm" svg:x="16.879cm" svg:y="17.934cm" svg:viewBox="0 0 184 560" svg:d="M132 171l-26 81c-6 20-19 43-18 61 2 21 19 37 35 56l61 69-10 11-9-6c-32-19-71-16-90 3-27 27-13 65 14 93l6 6-14 15-14-15c-23-23-94-94-57-144 11-16 47-24 79-21l11 1-89-103 34-98c7-21 17-34 19-55 3-24-12-37-24-56l-36-57 18-12z">
          <text:p/>
        </draw:path>
        <draw:path draw:style-name="gr9" draw:text-style-name="P4" draw:layer="layout" svg:width="0.183cm" svg:height="0.559cm" svg:x="16.88cm" svg:y="19.879cm" svg:viewBox="0 0 184 560" svg:d="M132 171l-26 81c-6 20-19 43-18 61 2 21 19 37 35 56l61 69-10 11-9-6c-32-19-71-16-90 3-27 27-13 65 14 93l6 6-14 15-14-15c-23-23-94-94-57-144 11-16 47-24 79-21l11 1-89-103 34-98c7-21 17-34 19-55 3-24-12-37-24-56l-36-57 18-12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22T20:59:58.392280336</dc:date>
    <meta:editing-duration>PT8M15S</meta:editing-duration>
    <meta:editing-cycles>6</meta:editing-cycles>
    <meta:generator>LibreOffice/7.3.0.3$Linux_X86_64 LibreOffice_project/30$Build-3</meta:generator>
    <meta:document-statistic meta:object-count="599"/>
  </office:meta>
</office:document-meta>
</file>